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1.sender_i.routed_msg_pub.network" table:style-name="ta1">
        <table:shapes>
          <draw:frame draw:z-index="0" draw:style-name="gr1" draw:text-style-name="P1" svg:width="693.69pt" svg:height="448.19pt" svg:x="408.53pt" svg:y="58.56pt">
            <draw:object draw:notify-on-update-of-ranges="'source_1.sender_i.routed_msg_pub.network'.D1:'source_1.sender_i.routed_msg_pub.network'.D1 'source_1.sender_i.routed_msg_pub.network'.D2:'source_1.sender_i.routed_msg_pub.network'.D208 'source_1.sender_i.routed_msg_pub.network'.E1:'source_1.sender_i.routed_msg_pub.network'.E1 'source_1.sender_i.routed_msg_pub.network'.E2:'source_1.sender_i.routed_msg_pub.network'.E20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sent time (s)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received time (s)</text:p>
          </table:table-cell>
          <table:table-cell office:value-type="string" calcext:value-type="string">
            <text:p>delay (s)</text:p>
          </table:table-cell>
          <table:table-cell office:value-type="string" calcext:value-type="string">
            <text:p>max delay (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690834.79496" calcext:value-type="float">
            <text:p>1442690834.79496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690835.44019" calcext:value-type="float">
            <text:p>1442690835.44019</text:p>
          </table:table-cell>
          <table:table-cell table:formula="of:=[.G2]-[.B2]" office:value-type="float" office:value="0.645232915878296" calcext:value-type="float">
            <text:p>0.6452329159</text:p>
          </table:table-cell>
          <table:table-cell table:formula="of:=MAX([.H2:.H2000])" office:value-type="float" office:value="3.4877495765686" calcext:value-type="float">
            <text:p>3.48774957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690840.08247" calcext:value-type="float">
            <text:p>1442690840.08247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5.28750801086426" calcext:value-type="float">
            <text:p>5.2875080109</text:p>
          </table:table-cell>
          <table:table-cell table:formula="of:=[.C3]/([.D3]-[.D2])" office:value-type="float" office:value="12412.652588922" calcext:value-type="float">
            <text:p>12412.652588922</text:p>
          </table:table-cell>
          <table:table-cell/>
          <table:table-cell office:value-type="float" office:value="1442690840.17176" calcext:value-type="float">
            <text:p>1442690840.17176</text:p>
          </table:table-cell>
          <table:table-cell table:formula="of:=[.G3]-[.B3]" office:value-type="float" office:value="0.0892977714538574" calcext:value-type="float">
            <text:p>0.08929777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690840.16505" calcext:value-type="float">
            <text:p>1442690840.16505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5.37009501457214" calcext:value-type="float">
            <text:p>5.3700950146</text:p>
          </table:table-cell>
          <table:table-cell table:formula="of:=[.C4]/([.D4]-[.D3])" office:value-type="float" office:value="794701.309568556" calcext:value-type="float">
            <text:p>794701.309568556</text:p>
          </table:table-cell>
          <table:table-cell/>
          <table:table-cell office:value-type="float" office:value="1442690840.25421" calcext:value-type="float">
            <text:p>1442690840.25421</text:p>
          </table:table-cell>
          <table:table-cell table:formula="of:=[.G4]-[.B4]" office:value-type="float" office:value="0.089163064956665" calcext:value-type="float">
            <text:p>0.08916306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690840.2476" calcext:value-type="float">
            <text:p>1442690840.2476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5.45264744758606" calcext:value-type="float">
            <text:p>5.4526474476</text:p>
          </table:table-cell>
          <table:table-cell table:formula="of:=[.C5]/([.D5]-[.D4])" office:value-type="float" office:value="795034.108672924" calcext:value-type="float">
            <text:p>795034.108672924</text:p>
          </table:table-cell>
          <table:table-cell/>
          <table:table-cell office:value-type="float" office:value="1442690840.33685" calcext:value-type="float">
            <text:p>1442690840.33685</text:p>
          </table:table-cell>
          <table:table-cell table:formula="of:=[.G5]-[.B5]" office:value-type="float" office:value="0.0892465114593506" calcext:value-type="float">
            <text:p>0.08924651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690840.33026" calcext:value-type="float">
            <text:p>1442690840.33026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5.53529930114746" calcext:value-type="float">
            <text:p>5.5352993011</text:p>
          </table:table-cell>
          <table:table-cell table:formula="of:=[.C6]/([.D6]-[.D5])" office:value-type="float" office:value="794077.775294447" calcext:value-type="float">
            <text:p>794077.775294447</text:p>
          </table:table-cell>
          <table:table-cell/>
          <table:table-cell office:value-type="float" office:value="1442690840.4194" calcext:value-type="float">
            <text:p>1442690840.4194</text:p>
          </table:table-cell>
          <table:table-cell table:formula="of:=[.G6]-[.B6]" office:value-type="float" office:value="0.0891425609588623" calcext:value-type="float">
            <text:p>0.08914256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690840.41284" calcext:value-type="float">
            <text:p>1442690840.41284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5.61788105964661" calcext:value-type="float">
            <text:p>5.6178810596</text:p>
          </table:table-cell>
          <table:table-cell table:formula="of:=[.C7]/([.D7]-[.D6])" office:value-type="float" office:value="794751.785295043" calcext:value-type="float">
            <text:p>794751.785295043</text:p>
          </table:table-cell>
          <table:table-cell/>
          <table:table-cell office:value-type="float" office:value="1442690840.50211" calcext:value-type="float">
            <text:p>1442690840.50211</text:p>
          </table:table-cell>
          <table:table-cell table:formula="of:=[.G7]-[.B7]" office:value-type="float" office:value="0.0892729759216309" calcext:value-type="float">
            <text:p>0.089272975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690840.49547" calcext:value-type="float">
            <text:p>1442690840.49547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5.70051693916321" calcext:value-type="float">
            <text:p>5.7005169392</text:p>
          </table:table-cell>
          <table:table-cell table:formula="of:=[.C8]/([.D8]-[.D7])" office:value-type="float" office:value="794231.275614541" calcext:value-type="float">
            <text:p>794231.275614541</text:p>
          </table:table-cell>
          <table:table-cell/>
          <table:table-cell office:value-type="float" office:value="1442690840.58463" calcext:value-type="float">
            <text:p>1442690840.58463</text:p>
          </table:table-cell>
          <table:table-cell table:formula="of:=[.G8]-[.B8]" office:value-type="float" office:value="0.089160680770874" calcext:value-type="float">
            <text:p>0.089160680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690840.57821" calcext:value-type="float">
            <text:p>1442690840.57821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5.78325772285461" calcext:value-type="float">
            <text:p>5.7832577229</text:p>
          </table:table-cell>
          <table:table-cell table:formula="of:=[.C9]/([.D9]-[.D8])" office:value-type="float" office:value="793224.297279853" calcext:value-type="float">
            <text:p>793224.297279853</text:p>
          </table:table-cell>
          <table:table-cell/>
          <table:table-cell office:value-type="float" office:value="1442690840.6674" calcext:value-type="float">
            <text:p>1442690840.6674</text:p>
          </table:table-cell>
          <table:table-cell table:formula="of:=[.G9]-[.B9]" office:value-type="float" office:value="0.0891835689544678" calcext:value-type="float">
            <text:p>0.08918356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690840.66066" calcext:value-type="float">
            <text:p>1442690840.66066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5.86570310592651" calcext:value-type="float">
            <text:p>5.8657031059</text:p>
          </table:table-cell>
          <table:table-cell table:formula="of:=[.C10]/([.D10]-[.D9])" office:value-type="float" office:value="796066.408506627" calcext:value-type="float">
            <text:p>796066.408506627</text:p>
          </table:table-cell>
          <table:table-cell/>
          <table:table-cell office:value-type="float" office:value="1442690840.7499" calcext:value-type="float">
            <text:p>1442690840.7499</text:p>
          </table:table-cell>
          <table:table-cell table:formula="of:=[.G10]-[.B10]" office:value-type="float" office:value="0.0892419815063477" calcext:value-type="float">
            <text:p>0.089241981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690840.74322" calcext:value-type="float">
            <text:p>1442690840.74322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5.94826769828796" calcext:value-type="float">
            <text:p>5.9482676983</text:p>
          </table:table-cell>
          <table:table-cell table:formula="of:=[.C11]/([.D11]-[.D10])" office:value-type="float" office:value="794917.023421821" calcext:value-type="float">
            <text:p>794917.023421821</text:p>
          </table:table-cell>
          <table:table-cell/>
          <table:table-cell office:value-type="float" office:value="1442690840.83243" calcext:value-type="float">
            <text:p>1442690840.83243</text:p>
          </table:table-cell>
          <table:table-cell table:formula="of:=[.G11]-[.B11]" office:value-type="float" office:value="0.0892062187194824" calcext:value-type="float">
            <text:p>0.089206218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690840.82567" calcext:value-type="float">
            <text:p>1442690840.82567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6.03071212768555" calcext:value-type="float">
            <text:p>6.0307121277</text:p>
          </table:table-cell>
          <table:table-cell table:formula="of:=[.C12]/([.D12]-[.D11])" office:value-type="float" office:value="796075.616989158" calcext:value-type="float">
            <text:p>796075.616989158</text:p>
          </table:table-cell>
          <table:table-cell/>
          <table:table-cell office:value-type="float" office:value="1442690840.91492" calcext:value-type="float">
            <text:p>1442690840.91492</text:p>
          </table:table-cell>
          <table:table-cell table:formula="of:=[.G12]-[.B12]" office:value-type="float" office:value="0.089247465133667" calcext:value-type="float">
            <text:p>0.089247465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690840.90817" calcext:value-type="float">
            <text:p>1442690840.90817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6.11321711540222" calcext:value-type="float">
            <text:p>6.1132171154</text:p>
          </table:table-cell>
          <table:table-cell table:formula="of:=[.C13]/([.D13]-[.D12])" office:value-type="float" office:value="795491.300785144" calcext:value-type="float">
            <text:p>795491.300785144</text:p>
          </table:table-cell>
          <table:table-cell/>
          <table:table-cell office:value-type="float" office:value="1442690840.99734" calcext:value-type="float">
            <text:p>1442690840.99734</text:p>
          </table:table-cell>
          <table:table-cell table:formula="of:=[.G13]-[.B13]" office:value-type="float" office:value="0.0891666412353516" calcext:value-type="float">
            <text:p>0.08916664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690840.99087" calcext:value-type="float">
            <text:p>1442690840.99087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6.19590973854065" calcext:value-type="float">
            <text:p>6.1959097385</text:p>
          </table:table-cell>
          <table:table-cell table:formula="of:=[.C14]/([.D14]-[.D13])" office:value-type="float" office:value="793686.27465272" calcext:value-type="float">
            <text:p>793686.27465272</text:p>
          </table:table-cell>
          <table:table-cell/>
          <table:table-cell office:value-type="float" office:value="1442690841.08172" calcext:value-type="float">
            <text:p>1442690841.08172</text:p>
          </table:table-cell>
          <table:table-cell table:formula="of:=[.G14]-[.B14]" office:value-type="float" office:value="0.0908505916595459" calcext:value-type="float">
            <text:p>0.090850591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690841.06955" calcext:value-type="float">
            <text:p>1442690841.06955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6.27459263801575" calcext:value-type="float">
            <text:p>6.274592638</text:p>
          </table:table-cell>
          <table:table-cell table:formula="of:=[.C15]/([.D15]-[.D14])" office:value-type="float" office:value="834132.962026544" calcext:value-type="float">
            <text:p>834132.962026544</text:p>
          </table:table-cell>
          <table:table-cell/>
          <table:table-cell office:value-type="float" office:value="1442690841.16098" calcext:value-type="float">
            <text:p>1442690841.16098</text:p>
          </table:table-cell>
          <table:table-cell table:formula="of:=[.G15]-[.B15]" office:value-type="float" office:value="0.0914323329925537" calcext:value-type="float">
            <text:p>0.09143233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690841.14817" calcext:value-type="float">
            <text:p>1442690841.14817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6.35321235656738" calcext:value-type="float">
            <text:p>6.3532123566</text:p>
          </table:table-cell>
          <table:table-cell table:formula="of:=[.C16]/([.D16]-[.D15])" office:value-type="float" office:value="834803.293742324" calcext:value-type="float">
            <text:p>834803.293742324</text:p>
          </table:table-cell>
          <table:table-cell/>
          <table:table-cell office:value-type="float" office:value="1442690841.24005" calcext:value-type="float">
            <text:p>1442690841.24005</text:p>
          </table:table-cell>
          <table:table-cell table:formula="of:=[.G16]-[.B16]" office:value-type="float" office:value="0.0918807983398438" calcext:value-type="float">
            <text:p>0.091880798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690841.22677" calcext:value-type="float">
            <text:p>1442690841.22677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6.43180966377258" calcext:value-type="float">
            <text:p>6.4318096638</text:p>
          </table:table-cell>
          <table:table-cell table:formula="of:=[.C17]/([.D17]-[.D16])" office:value-type="float" office:value="835041.330724593" calcext:value-type="float">
            <text:p>835041.330724593</text:p>
          </table:table-cell>
          <table:table-cell/>
          <table:table-cell office:value-type="float" office:value="1442690841.31917" calcext:value-type="float">
            <text:p>1442690841.31917</text:p>
          </table:table-cell>
          <table:table-cell table:formula="of:=[.G17]-[.B17]" office:value-type="float" office:value="0.0923995971679688" calcext:value-type="float">
            <text:p>0.092399597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690841.30544" calcext:value-type="float">
            <text:p>1442690841.30544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6.51047945022583" calcext:value-type="float">
            <text:p>6.5104794502</text:p>
          </table:table-cell>
          <table:table-cell table:formula="of:=[.C18]/([.D18]-[.D17])" office:value-type="float" office:value="834271.99893322" calcext:value-type="float">
            <text:p>834271.99893322</text:p>
          </table:table-cell>
          <table:table-cell/>
          <table:table-cell office:value-type="float" office:value="1442690841.39829" calcext:value-type="float">
            <text:p>1442690841.39829</text:p>
          </table:table-cell>
          <table:table-cell table:formula="of:=[.G18]-[.B18]" office:value-type="float" office:value="0.0928580760955811" calcext:value-type="float">
            <text:p>0.092858076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690841.38293" calcext:value-type="float">
            <text:p>1442690841.38293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6.58797097206116" calcext:value-type="float">
            <text:p>6.5879709721</text:p>
          </table:table-cell>
          <table:table-cell table:formula="of:=[.C19]/([.D19]-[.D18])" office:value-type="float" office:value="846957.169578768" calcext:value-type="float">
            <text:p>846957.169578768</text:p>
          </table:table-cell>
          <table:table-cell/>
          <table:table-cell office:value-type="float" office:value="1442690841.47744" calcext:value-type="float">
            <text:p>1442690841.47744</text:p>
          </table:table-cell>
          <table:table-cell table:formula="of:=[.G19]-[.B19]" office:value-type="float" office:value="0.0945112705230713" calcext:value-type="float">
            <text:p>0.09451127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690841.4615" calcext:value-type="float">
            <text:p>1442690841.4615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6.6665472984314" calcext:value-type="float">
            <text:p>6.6665472984</text:p>
          </table:table-cell>
          <table:table-cell table:formula="of:=[.C20]/([.D20]-[.D19])" office:value-type="float" office:value="835264.296917527" calcext:value-type="float">
            <text:p>835264.296917527</text:p>
          </table:table-cell>
          <table:table-cell/>
          <table:table-cell office:value-type="float" office:value="1442690841.55648" calcext:value-type="float">
            <text:p>1442690841.55648</text:p>
          </table:table-cell>
          <table:table-cell table:formula="of:=[.G20]-[.B20]" office:value-type="float" office:value="0.0949804782867432" calcext:value-type="float">
            <text:p>0.094980478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690841.54014" calcext:value-type="float">
            <text:p>1442690841.54014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6.74518513679504" calcext:value-type="float">
            <text:p>6.7451851368</text:p>
          </table:table-cell>
          <table:table-cell table:formula="of:=[.C21]/([.D21]-[.D20])" office:value-type="float" office:value="834610.937504358" calcext:value-type="float">
            <text:p>834610.937504358</text:p>
          </table:table-cell>
          <table:table-cell/>
          <table:table-cell office:value-type="float" office:value="1442690841.63577" calcext:value-type="float">
            <text:p>1442690841.63577</text:p>
          </table:table-cell>
          <table:table-cell table:formula="of:=[.G21]-[.B21]" office:value-type="float" office:value="0.0956258773803711" calcext:value-type="float">
            <text:p>0.095625877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690841.6188" calcext:value-type="float">
            <text:p>1442690841.6188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6.82384610176086" calcext:value-type="float">
            <text:p>6.8238461018</text:p>
          </table:table-cell>
          <table:table-cell table:formula="of:=[.C22]/([.D22]-[.D21])" office:value-type="float" office:value="834365.558934071" calcext:value-type="float">
            <text:p>834365.558934071</text:p>
          </table:table-cell>
          <table:table-cell/>
          <table:table-cell office:value-type="float" office:value="1442690841.71464" calcext:value-type="float">
            <text:p>1442690841.71464</text:p>
          </table:table-cell>
          <table:table-cell table:formula="of:=[.G22]-[.B22]" office:value-type="float" office:value="0.0958323478698731" calcext:value-type="float">
            <text:p>0.095832347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690841.69742" calcext:value-type="float">
            <text:p>1442690841.69742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6.90245890617371" calcext:value-type="float">
            <text:p>6.9024589062</text:p>
          </table:table-cell>
          <table:table-cell table:formula="of:=[.C23]/([.D23]-[.D22])" office:value-type="float" office:value="834876.71620679" calcext:value-type="float">
            <text:p>834876.71620679</text:p>
          </table:table-cell>
          <table:table-cell/>
          <table:table-cell office:value-type="float" office:value="1442690841.79378" calcext:value-type="float">
            <text:p>1442690841.79378</text:p>
          </table:table-cell>
          <table:table-cell table:formula="of:=[.G23]-[.B23]" office:value-type="float" office:value="0.0963602066040039" calcext:value-type="float">
            <text:p>0.096360206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690841.77596" calcext:value-type="float">
            <text:p>1442690841.77596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6.98100352287293" calcext:value-type="float">
            <text:p>6.9810035229</text:p>
          </table:table-cell>
          <table:table-cell table:formula="of:=[.C24]/([.D24]-[.D23])" office:value-type="float" office:value="835601.505973774" calcext:value-type="float">
            <text:p>835601.505973774</text:p>
          </table:table-cell>
          <table:table-cell/>
          <table:table-cell office:value-type="float" office:value="1442690841.87292" calcext:value-type="float">
            <text:p>1442690841.87292</text:p>
          </table:table-cell>
          <table:table-cell table:formula="of:=[.G24]-[.B24]" office:value-type="float" office:value="0.0969634056091309" calcext:value-type="float">
            <text:p>0.096963405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690841.8545" calcext:value-type="float">
            <text:p>1442690841.8545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7.05954098701477" calcext:value-type="float">
            <text:p>7.059540987</text:p>
          </table:table-cell>
          <table:table-cell table:formula="of:=[.C25]/([.D25]-[.D24])" office:value-type="float" office:value="835677.605804317" calcext:value-type="float">
            <text:p>835677.605804317</text:p>
          </table:table-cell>
          <table:table-cell/>
          <table:table-cell office:value-type="float" office:value="1442690841.95218" calcext:value-type="float">
            <text:p>1442690841.95218</text:p>
          </table:table-cell>
          <table:table-cell table:formula="of:=[.G25]-[.B25]" office:value-type="float" office:value="0.0976836681365967" calcext:value-type="float">
            <text:p>0.097683668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690841.93299" calcext:value-type="float">
            <text:p>1442690841.93299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7.13803219795227" calcext:value-type="float">
            <text:p>7.138032198</text:p>
          </table:table-cell>
          <table:table-cell table:formula="of:=[.C26]/([.D26]-[.D25])" office:value-type="float" office:value="836170.052877138" calcext:value-type="float">
            <text:p>836170.052877138</text:p>
          </table:table-cell>
          <table:table-cell/>
          <table:table-cell office:value-type="float" office:value="1442690842.03125" calcext:value-type="float">
            <text:p>1442690842.03125</text:p>
          </table:table-cell>
          <table:table-cell table:formula="of:=[.G26]-[.B26]" office:value-type="float" office:value="0.0982592105865479" calcext:value-type="float">
            <text:p>0.098259210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690842.00957" calcext:value-type="float">
            <text:p>1442690842.00957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7.21460962295532" calcext:value-type="float">
            <text:p>7.214609623</text:p>
          </table:table-cell>
          <table:table-cell table:formula="of:=[.C27]/([.D27]-[.D26])" office:value-type="float" office:value="857067.210047667" calcext:value-type="float">
            <text:p>857067.210047667</text:p>
          </table:table-cell>
          <table:table-cell/>
          <table:table-cell office:value-type="float" office:value="1442690842.1001" calcext:value-type="float">
            <text:p>1442690842.1001</text:p>
          </table:table-cell>
          <table:table-cell table:formula="of:=[.G27]-[.B27]" office:value-type="float" office:value="0.090529203414917" calcext:value-type="float">
            <text:p>0.090529203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690842.07405" calcext:value-type="float">
            <text:p>1442690842.07405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7.2790949344635" calcext:value-type="float">
            <text:p>7.2790949345</text:p>
          </table:table-cell>
          <table:table-cell table:formula="of:=[.C28]/([.D28]-[.D27])" office:value-type="float" office:value="1017782.16565916" calcext:value-type="float">
            <text:p>1017782.16565916</text:p>
          </table:table-cell>
          <table:table-cell/>
          <table:table-cell office:value-type="float" office:value="1442690842.1734" calcext:value-type="float">
            <text:p>1442690842.1734</text:p>
          </table:table-cell>
          <table:table-cell table:formula="of:=[.G28]-[.B28]" office:value-type="float" office:value="0.0993480682373047" calcext:value-type="float">
            <text:p>0.099348068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690842.13847" calcext:value-type="float">
            <text:p>1442690842.13847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7.34350991249085" calcext:value-type="float">
            <text:p>7.3435099125</text:p>
          </table:table-cell>
          <table:table-cell table:formula="of:=[.C29]/([.D29]-[.D28])" office:value-type="float" office:value="1018893.46251332" calcext:value-type="float">
            <text:p>1018893.46251332</text:p>
          </table:table-cell>
          <table:table-cell/>
          <table:table-cell office:value-type="float" office:value="1442690842.24672" calcext:value-type="float">
            <text:p>1442690842.24672</text:p>
          </table:table-cell>
          <table:table-cell table:formula="of:=[.G29]-[.B29]" office:value-type="float" office:value="0.10824990272522" calcext:value-type="float">
            <text:p>0.10824990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690842.20289" calcext:value-type="float">
            <text:p>1442690842.20289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7.40793180465698" calcext:value-type="float">
            <text:p>7.4079318047</text:p>
          </table:table-cell>
          <table:table-cell table:formula="of:=[.C30]/([.D30]-[.D29])" office:value-type="float" office:value="1018784.10883588" calcext:value-type="float">
            <text:p>1018784.10883588</text:p>
          </table:table-cell>
          <table:table-cell/>
          <table:table-cell office:value-type="float" office:value="1442690842.32396" calcext:value-type="float">
            <text:p>1442690842.32396</text:p>
          </table:table-cell>
          <table:table-cell table:formula="of:=[.G30]-[.B30]" office:value-type="float" office:value="0.121067762374878" calcext:value-type="float">
            <text:p>0.121067762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690842.26728" calcext:value-type="float">
            <text:p>1442690842.26728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7.47232604026794" calcext:value-type="float">
            <text:p>7.4723260403</text:p>
          </table:table-cell>
          <table:table-cell table:formula="of:=[.C31]/([.D31]-[.D30])" office:value-type="float" office:value="1019221.66444394" calcext:value-type="float">
            <text:p>1019221.66444394</text:p>
          </table:table-cell>
          <table:table-cell/>
          <table:table-cell office:value-type="float" office:value="1442690842.40126" calcext:value-type="float">
            <text:p>1442690842.40126</text:p>
          </table:table-cell>
          <table:table-cell table:formula="of:=[.G31]-[.B31]" office:value-type="float" office:value="0.133974075317383" calcext:value-type="float">
            <text:p>0.133974075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690842.3317" calcext:value-type="float">
            <text:p>1442690842.3317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7.53674101829529" calcext:value-type="float">
            <text:p>7.5367410183</text:p>
          </table:table-cell>
          <table:table-cell table:formula="of:=[.C32]/([.D32]-[.D31])" office:value-type="float" office:value="1018893.46251332" calcext:value-type="float">
            <text:p>1018893.46251332</text:p>
          </table:table-cell>
          <table:table-cell/>
          <table:table-cell office:value-type="float" office:value="1442690842.47841" calcext:value-type="float">
            <text:p>1442690842.47841</text:p>
          </table:table-cell>
          <table:table-cell table:formula="of:=[.G32]-[.B32]" office:value-type="float" office:value="0.14671516418457" calcext:value-type="float">
            <text:p>0.146715164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690842.39609" calcext:value-type="float">
            <text:p>1442690842.39609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7.60113453865051" calcext:value-type="float">
            <text:p>7.6011345387</text:p>
          </table:table-cell>
          <table:table-cell table:formula="of:=[.C33]/([.D33]-[.D32])" office:value-type="float" office:value="1019232.98552313" calcext:value-type="float">
            <text:p>1019232.98552313</text:p>
          </table:table-cell>
          <table:table-cell/>
          <table:table-cell office:value-type="float" office:value="1442690842.543" calcext:value-type="float">
            <text:p>1442690842.543</text:p>
          </table:table-cell>
          <table:table-cell table:formula="of:=[.G33]-[.B33]" office:value-type="float" office:value="0.146909952163696" calcext:value-type="float">
            <text:p>0.146909952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690842.46044" calcext:value-type="float">
            <text:p>1442690842.46044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7.66548609733582" calcext:value-type="float">
            <text:p>7.6654860973</text:p>
          </table:table-cell>
          <table:table-cell table:formula="of:=[.C34]/([.D34]-[.D33])" office:value-type="float" office:value="1019897.59596903" calcext:value-type="float">
            <text:p>1019897.59596903</text:p>
          </table:table-cell>
          <table:table-cell/>
          <table:table-cell office:value-type="float" office:value="1442690842.62032" calcext:value-type="float">
            <text:p>1442690842.62032</text:p>
          </table:table-cell>
          <table:table-cell table:formula="of:=[.G34]-[.B34]" office:value-type="float" office:value="0.159872055053711" calcext:value-type="float">
            <text:p>0.159872055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690842.52489" calcext:value-type="float">
            <text:p>1442690842.52489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7.72993421554565" calcext:value-type="float">
            <text:p>7.7299342155</text:p>
          </table:table-cell>
          <table:table-cell table:formula="of:=[.C35]/([.D35]-[.D34])" office:value-type="float" office:value="1018369.532316" calcext:value-type="float">
            <text:p>1018369.532316</text:p>
          </table:table-cell>
          <table:table-cell/>
          <table:table-cell office:value-type="float" office:value="1442690842.69759" calcext:value-type="float">
            <text:p>1442690842.69759</text:p>
          </table:table-cell>
          <table:table-cell table:formula="of:=[.G35]-[.B35]" office:value-type="float" office:value="0.172698497772217" calcext:value-type="float">
            <text:p>0.172698497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690842.58928" calcext:value-type="float">
            <text:p>1442690842.58928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7.79431843757629" calcext:value-type="float">
            <text:p>7.7943184376</text:p>
          </table:table-cell>
          <table:table-cell table:formula="of:=[.C36]/([.D36]-[.D35])" office:value-type="float" office:value="1019380.18244232" calcext:value-type="float">
            <text:p>1019380.18244232</text:p>
          </table:table-cell>
          <table:table-cell/>
          <table:table-cell office:value-type="float" office:value="1442690842.76194" calcext:value-type="float">
            <text:p>1442690842.76194</text:p>
          </table:table-cell>
          <table:table-cell table:formula="of:=[.G36]-[.B36]" office:value-type="float" office:value="0.172666788101196" calcext:value-type="float">
            <text:p>0.172666788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690842.65355" calcext:value-type="float">
            <text:p>1442690842.65355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7.85859513282776" calcext:value-type="float">
            <text:p>7.8585951328</text:p>
          </table:table-cell>
          <table:table-cell table:formula="of:=[.C37]/([.D37]-[.D36])" office:value-type="float" office:value="1021085.47652042" calcext:value-type="float">
            <text:p>1021085.47652042</text:p>
          </table:table-cell>
          <table:table-cell/>
          <table:table-cell office:value-type="float" office:value="1442690842.83967" calcext:value-type="float">
            <text:p>1442690842.83967</text:p>
          </table:table-cell>
          <table:table-cell table:formula="of:=[.G37]-[.B37]" office:value-type="float" office:value="0.186117172241211" calcext:value-type="float">
            <text:p>0.186117172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690842.71785" calcext:value-type="float">
            <text:p>1442690842.71785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7.92289233207703" calcext:value-type="float">
            <text:p>7.9228923321</text:p>
          </table:table-cell>
          <table:table-cell table:formula="of:=[.C38]/([.D38]-[.D37])" office:value-type="float" office:value="1020759.85838135" calcext:value-type="float">
            <text:p>1020759.85838135</text:p>
          </table:table-cell>
          <table:table-cell/>
          <table:table-cell office:value-type="float" office:value="1442690842.9168" calcext:value-type="float">
            <text:p>1442690842.9168</text:p>
          </table:table-cell>
          <table:table-cell table:formula="of:=[.G38]-[.B38]" office:value-type="float" office:value="0.198945760726929" calcext:value-type="float">
            <text:p>0.198945760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690842.78212" calcext:value-type="float">
            <text:p>1442690842.78212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7.98715901374817" calcext:value-type="float">
            <text:p>7.9871590137</text:p>
          </table:table-cell>
          <table:table-cell table:formula="of:=[.C39]/([.D39]-[.D38])" office:value-type="float" office:value="1021244.57484586" calcext:value-type="float">
            <text:p>1021244.57484586</text:p>
          </table:table-cell>
          <table:table-cell/>
          <table:table-cell office:value-type="float" office:value="1442690842.98113" calcext:value-type="float">
            <text:p>1442690842.98113</text:p>
          </table:table-cell>
          <table:table-cell table:formula="of:=[.G39]-[.B39]" office:value-type="float" office:value="0.199018478393555" calcext:value-type="float">
            <text:p>0.199018478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690842.84642" calcext:value-type="float">
            <text:p>1442690842.84642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8.05145788192749" calcext:value-type="float">
            <text:p>8.0514578819</text:p>
          </table:table-cell>
          <table:table-cell table:formula="of:=[.C40]/([.D40]-[.D39])" office:value-type="float" office:value="1020733.36371895" calcext:value-type="float">
            <text:p>1020733.36371895</text:p>
          </table:table-cell>
          <table:table-cell/>
          <table:table-cell office:value-type="float" office:value="1442690843.05678" calcext:value-type="float">
            <text:p>1442690843.05678</text:p>
          </table:table-cell>
          <table:table-cell table:formula="of:=[.G40]-[.B40]" office:value-type="float" office:value="0.210361242294312" calcext:value-type="float">
            <text:p>0.210361242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690842.91072" calcext:value-type="float">
            <text:p>1442690842.91072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8.11576271057129" calcext:value-type="float">
            <text:p>8.1157627106</text:p>
          </table:table-cell>
          <table:table-cell table:formula="of:=[.C41]/([.D41]-[.D40])" office:value-type="float" office:value="1020638.75115122" calcext:value-type="float">
            <text:p>1020638.75115122</text:p>
          </table:table-cell>
          <table:table-cell/>
          <table:table-cell office:value-type="float" office:value="1442690843.12946" calcext:value-type="float">
            <text:p>1442690843.12946</text:p>
          </table:table-cell>
          <table:table-cell table:formula="of:=[.G41]-[.B41]" office:value-type="float" office:value="0.218738317489624" calcext:value-type="float">
            <text:p>0.21873831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690842.97501" calcext:value-type="float">
            <text:p>1442690842.97501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8.18005418777466" calcext:value-type="float">
            <text:p>8.1800541878</text:p>
          </table:table-cell>
          <table:table-cell table:formula="of:=[.C42]/([.D42]-[.D41])" office:value-type="float" office:value="1020850.70766675" calcext:value-type="float">
            <text:p>1020850.70766675</text:p>
          </table:table-cell>
          <table:table-cell/>
          <table:table-cell office:value-type="float" office:value="1442690843.19006" calcext:value-type="float">
            <text:p>1442690843.19006</text:p>
          </table:table-cell>
          <table:table-cell table:formula="of:=[.G42]-[.B42]" office:value-type="float" office:value="0.21504807472229" calcext:value-type="float">
            <text:p>0.215048074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690843.04046" calcext:value-type="float">
            <text:p>1442690843.04046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8.2455005645752" calcext:value-type="float">
            <text:p>8.2455005646</text:p>
          </table:table-cell>
          <table:table-cell table:formula="of:=[.C43]/([.D43]-[.D42])" office:value-type="float" office:value="1002836.26395436" calcext:value-type="float">
            <text:p>1002836.26395436</text:p>
          </table:table-cell>
          <table:table-cell/>
          <table:table-cell office:value-type="float" office:value="1442690843.26272" calcext:value-type="float">
            <text:p>1442690843.26272</text:p>
          </table:table-cell>
          <table:table-cell table:formula="of:=[.G43]-[.B43]" office:value-type="float" office:value="0.222261667251587" calcext:value-type="float">
            <text:p>0.222261667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690843.10694" calcext:value-type="float">
            <text:p>1442690843.10694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8.31198453903198" calcext:value-type="float">
            <text:p>8.311984539</text:p>
          </table:table-cell>
          <table:table-cell table:formula="of:=[.C44]/([.D44]-[.D43])" office:value-type="float" office:value="987185.265866726" calcext:value-type="float">
            <text:p>987185.265866726</text:p>
          </table:table-cell>
          <table:table-cell/>
          <table:table-cell office:value-type="float" office:value="1442690843.3354" calcext:value-type="float">
            <text:p>1442690843.3354</text:p>
          </table:table-cell>
          <table:table-cell table:formula="of:=[.G44]-[.B44]" office:value-type="float" office:value="0.228458404541016" calcext:value-type="float">
            <text:p>0.228458404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690843.17341" calcext:value-type="float">
            <text:p>1442690843.17341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8.37845730781555" calcext:value-type="float">
            <text:p>8.3784573078</text:p>
          </table:table-cell>
          <table:table-cell table:formula="of:=[.C45]/([.D45]-[.D44])" office:value-type="float" office:value="987351.681012313" calcext:value-type="float">
            <text:p>987351.681012313</text:p>
          </table:table-cell>
          <table:table-cell/>
          <table:table-cell office:value-type="float" office:value="1442690843.39594" calcext:value-type="float">
            <text:p>1442690843.39594</text:p>
          </table:table-cell>
          <table:table-cell table:formula="of:=[.G45]-[.B45]" office:value-type="float" office:value="0.222520589828491" calcext:value-type="float">
            <text:p>0.222520589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690843.23988" calcext:value-type="float">
            <text:p>1442690843.23988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8.44492316246033" calcext:value-type="float">
            <text:p>8.4449231625</text:p>
          </table:table-cell>
          <table:table-cell table:formula="of:=[.C46]/([.D46]-[.D45])" office:value-type="float" office:value="987454.390690801" calcext:value-type="float">
            <text:p>987454.390690801</text:p>
          </table:table-cell>
          <table:table-cell/>
          <table:table-cell office:value-type="float" office:value="1442690843.46851" calcext:value-type="float">
            <text:p>1442690843.46851</text:p>
          </table:table-cell>
          <table:table-cell table:formula="of:=[.G46]-[.B46]" office:value-type="float" office:value="0.228627920150757" calcext:value-type="float">
            <text:p>0.228627920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690843.30631" calcext:value-type="float">
            <text:p>1442690843.30631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8.51134991645813" calcext:value-type="float">
            <text:p>8.5113499165</text:p>
          </table:table-cell>
          <table:table-cell table:formula="of:=[.C47]/([.D47]-[.D46])" office:value-type="float" office:value="988035.633988242" calcext:value-type="float">
            <text:p>988035.633988242</text:p>
          </table:table-cell>
          <table:table-cell/>
          <table:table-cell office:value-type="float" office:value="1442690843.54126" calcext:value-type="float">
            <text:p>1442690843.54126</text:p>
          </table:table-cell>
          <table:table-cell table:formula="of:=[.G47]-[.B47]" office:value-type="float" office:value="0.2349534034729" calcext:value-type="float">
            <text:p>0.234953403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690843.37273" calcext:value-type="float">
            <text:p>1442690843.37273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8.57777047157288" calcext:value-type="float">
            <text:p>8.5777704716</text:p>
          </table:table-cell>
          <table:table-cell table:formula="of:=[.C48]/([.D48]-[.D47])" office:value-type="float" office:value="988127.845162031" calcext:value-type="float">
            <text:p>988127.845162031</text:p>
          </table:table-cell>
          <table:table-cell/>
          <table:table-cell office:value-type="float" office:value="1442690843.60193" calcext:value-type="float">
            <text:p>1442690843.60193</text:p>
          </table:table-cell>
          <table:table-cell table:formula="of:=[.G48]-[.B48]" office:value-type="float" office:value="0.229199886322021" calcext:value-type="float">
            <text:p>0.229199886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690843.43921" calcext:value-type="float">
            <text:p>1442690843.43921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8.64425563812256" calcext:value-type="float">
            <text:p>8.6442556381</text:p>
          </table:table-cell>
          <table:table-cell table:formula="of:=[.C49]/([.D49]-[.D48])" office:value-type="float" office:value="987167.565429124" calcext:value-type="float">
            <text:p>987167.565429124</text:p>
          </table:table-cell>
          <table:table-cell/>
          <table:table-cell office:value-type="float" office:value="1442690843.67448" calcext:value-type="float">
            <text:p>1442690843.67448</text:p>
          </table:table-cell>
          <table:table-cell table:formula="of:=[.G49]-[.B49]" office:value-type="float" office:value="0.235272169113159" calcext:value-type="float">
            <text:p>0.235272169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690843.50567" calcext:value-type="float">
            <text:p>1442690843.50567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8.71071314811707" calcext:value-type="float">
            <text:p>8.7107131481</text:p>
          </table:table-cell>
          <table:table-cell table:formula="of:=[.C50]/([.D50]-[.D49])" office:value-type="float" office:value="987578.379109072" calcext:value-type="float">
            <text:p>987578.379109072</text:p>
          </table:table-cell>
          <table:table-cell/>
          <table:table-cell office:value-type="float" office:value="1442690843.74716" calcext:value-type="float">
            <text:p>1442690843.74716</text:p>
          </table:table-cell>
          <table:table-cell table:formula="of:=[.G50]-[.B50]" office:value-type="float" office:value="0.241489171981812" calcext:value-type="float">
            <text:p>0.24148917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690843.57222" calcext:value-type="float">
            <text:p>1442690843.57222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8.77726197242737" calcext:value-type="float">
            <text:p>8.7772619724</text:p>
          </table:table-cell>
          <table:table-cell table:formula="of:=[.C51]/([.D51]-[.D50])" office:value-type="float" office:value="986223.283133782" calcext:value-type="float">
            <text:p>986223.283133782</text:p>
          </table:table-cell>
          <table:table-cell/>
          <table:table-cell office:value-type="float" office:value="1442690843.80772" calcext:value-type="float">
            <text:p>1442690843.80772</text:p>
          </table:table-cell>
          <table:table-cell table:formula="of:=[.G51]-[.B51]" office:value-type="float" office:value="0.235504150390625" calcext:value-type="float">
            <text:p>0.23550415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690843.63874" calcext:value-type="float">
            <text:p>1442690843.63874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8.84378600120544" calcext:value-type="float">
            <text:p>8.8437860012</text:p>
          </table:table-cell>
          <table:table-cell table:formula="of:=[.C52]/([.D52]-[.D51])" office:value-type="float" office:value="986590.878597387" calcext:value-type="float">
            <text:p>986590.878597387</text:p>
          </table:table-cell>
          <table:table-cell/>
          <table:table-cell office:value-type="float" office:value="1442690843.88035" calcext:value-type="float">
            <text:p>1442690843.88035</text:p>
          </table:table-cell>
          <table:table-cell table:formula="of:=[.G52]-[.B52]" office:value-type="float" office:value="0.241606950759888" calcext:value-type="float">
            <text:p>0.241606950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690843.70519" calcext:value-type="float">
            <text:p>1442690843.70519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8.91023015975952" calcext:value-type="float">
            <text:p>8.9102301598</text:p>
          </table:table-cell>
          <table:table-cell table:formula="of:=[.C53]/([.D53]-[.D52])" office:value-type="float" office:value="987776.825356045" calcext:value-type="float">
            <text:p>987776.825356045</text:p>
          </table:table-cell>
          <table:table-cell/>
          <table:table-cell office:value-type="float" office:value="1442690843.95303" calcext:value-type="float">
            <text:p>1442690843.95303</text:p>
          </table:table-cell>
          <table:table-cell table:formula="of:=[.G53]-[.B53]" office:value-type="float" office:value="0.247846841812134" calcext:value-type="float">
            <text:p>0.247846841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690843.77162" calcext:value-type="float">
            <text:p>1442690843.77162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8.97665858268738" calcext:value-type="float">
            <text:p>8.9766585827</text:p>
          </table:table-cell>
          <table:table-cell table:formula="of:=[.C54]/([.D54]-[.D53])" office:value-type="float" office:value="988010.810843404" calcext:value-type="float">
            <text:p>988010.810843404</text:p>
          </table:table-cell>
          <table:table-cell/>
          <table:table-cell office:value-type="float" office:value="1442690844.01364" calcext:value-type="float">
            <text:p>1442690844.01364</text:p>
          </table:table-cell>
          <table:table-cell table:formula="of:=[.G54]-[.B54]" office:value-type="float" office:value="0.242028474807739" calcext:value-type="float">
            <text:p>0.242028474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690843.83808" calcext:value-type="float">
            <text:p>1442690843.83808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9.04312133789063" calcext:value-type="float">
            <text:p>9.0431213379</text:p>
          </table:table-cell>
          <table:table-cell table:formula="of:=[.C55]/([.D55]-[.D54])" office:value-type="float" office:value="987500.439897405" calcext:value-type="float">
            <text:p>987500.439897405</text:p>
          </table:table-cell>
          <table:table-cell/>
          <table:table-cell office:value-type="float" office:value="1442690844.09157" calcext:value-type="float">
            <text:p>1442690844.09157</text:p>
          </table:table-cell>
          <table:table-cell table:formula="of:=[.G55]-[.B55]" office:value-type="float" office:value="0.25348973274231" calcext:value-type="float">
            <text:p>0.253489732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690843.90451" calcext:value-type="float">
            <text:p>1442690843.90451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9.10955476760864" calcext:value-type="float">
            <text:p>9.1095547676</text:p>
          </table:table-cell>
          <table:table-cell table:formula="of:=[.C56]/([.D56]-[.D55])" office:value-type="float" office:value="987936.348892127" calcext:value-type="float">
            <text:p>987936.348892127</text:p>
          </table:table-cell>
          <table:table-cell/>
          <table:table-cell office:value-type="float" office:value="1442690844.17236" calcext:value-type="float">
            <text:p>1442690844.17236</text:p>
          </table:table-cell>
          <table:table-cell table:formula="of:=[.G56]-[.B56]" office:value-type="float" office:value="0.267850399017334" calcext:value-type="float">
            <text:p>0.26785039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690843.971" calcext:value-type="float">
            <text:p>1442690843.971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9.17604231834412" calcext:value-type="float">
            <text:p>9.1760423183</text:p>
          </table:table-cell>
          <table:table-cell table:formula="of:=[.C57]/([.D57]-[.D56])" office:value-type="float" office:value="987132.166458086" calcext:value-type="float">
            <text:p>987132.166458086</text:p>
          </table:table-cell>
          <table:table-cell/>
          <table:table-cell office:value-type="float" office:value="1442690844.23967" calcext:value-type="float">
            <text:p>1442690844.23967</text:p>
          </table:table-cell>
          <table:table-cell table:formula="of:=[.G57]-[.B57]" office:value-type="float" office:value="0.268667697906494" calcext:value-type="float">
            <text:p>0.268667697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690844.03747" calcext:value-type="float">
            <text:p>1442690844.03747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9.24250984191895" calcext:value-type="float">
            <text:p>9.2425098419</text:p>
          </table:table-cell>
          <table:table-cell table:formula="of:=[.C58]/([.D58]-[.D57])" office:value-type="float" office:value="987429.59674301" calcext:value-type="float">
            <text:p>987429.59674301</text:p>
          </table:table-cell>
          <table:table-cell/>
          <table:table-cell office:value-type="float" office:value="1442690844.32032" calcext:value-type="float">
            <text:p>1442690844.32032</text:p>
          </table:table-cell>
          <table:table-cell table:formula="of:=[.G58]-[.B58]" office:value-type="float" office:value="0.282853364944458" calcext:value-type="float">
            <text:p>0.282853364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690844.104" calcext:value-type="float">
            <text:p>1442690844.104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9.30904459953308" calcext:value-type="float">
            <text:p>9.3090445995</text:p>
          </table:table-cell>
          <table:table-cell table:formula="of:=[.C59]/([.D59]-[.D58])" office:value-type="float" office:value="986431.789240577" calcext:value-type="float">
            <text:p>986431.789240577</text:p>
          </table:table-cell>
          <table:table-cell/>
          <table:table-cell office:value-type="float" office:value="1442690844.40105" calcext:value-type="float">
            <text:p>1442690844.40105</text:p>
          </table:table-cell>
          <table:table-cell table:formula="of:=[.G59]-[.B59]" office:value-type="float" office:value="0.297050476074219" calcext:value-type="float">
            <text:p>0.297050476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690844.1705" calcext:value-type="float">
            <text:p>1442690844.1705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9.37553858757019" calcext:value-type="float">
            <text:p>9.3755385876</text:p>
          </table:table-cell>
          <table:table-cell table:formula="of:=[.C60]/([.D60]-[.D59])" office:value-type="float" office:value="987036.601916127" calcext:value-type="float">
            <text:p>987036.601916127</text:p>
          </table:table-cell>
          <table:table-cell/>
          <table:table-cell office:value-type="float" office:value="1442690844.46827" calcext:value-type="float">
            <text:p>1442690844.46827</text:p>
          </table:table-cell>
          <table:table-cell table:formula="of:=[.G60]-[.B60]" office:value-type="float" office:value="0.297773838043213" calcext:value-type="float">
            <text:p>0.29777383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690844.23695" calcext:value-type="float">
            <text:p>1442690844.23695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9.44199633598328" calcext:value-type="float">
            <text:p>9.441996336</text:p>
          </table:table-cell>
          <table:table-cell table:formula="of:=[.C61]/([.D61]-[.D60])" office:value-type="float" office:value="987574.836150733" calcext:value-type="float">
            <text:p>987574.836150733</text:p>
          </table:table-cell>
          <table:table-cell/>
          <table:table-cell office:value-type="float" office:value="1442690844.54905" calcext:value-type="float">
            <text:p>1442690844.54905</text:p>
          </table:table-cell>
          <table:table-cell table:formula="of:=[.G61]-[.B61]" office:value-type="float" office:value="0.312092304229736" calcext:value-type="float">
            <text:p>0.312092304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690844.3034" calcext:value-type="float">
            <text:p>1442690844.3034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9.50844717025757" calcext:value-type="float">
            <text:p>9.5084471703</text:p>
          </table:table-cell>
          <table:table-cell table:formula="of:=[.C62]/([.D62]-[.D61])" office:value-type="float" office:value="987677.5922645" calcext:value-type="float">
            <text:p>987677.5922645</text:p>
          </table:table-cell>
          <table:table-cell/>
          <table:table-cell office:value-type="float" office:value="1442690844.62993" calcext:value-type="float">
            <text:p>1442690844.62993</text:p>
          </table:table-cell>
          <table:table-cell table:formula="of:=[.G62]-[.B62]" office:value-type="float" office:value="0.3265221118927" calcext:value-type="float">
            <text:p>0.326522111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690844.36992" calcext:value-type="float">
            <text:p>1442690844.36992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9.57496094703674" calcext:value-type="float">
            <text:p>9.574960947</text:p>
          </table:table-cell>
          <table:table-cell table:formula="of:=[.C63]/([.D63]-[.D62])" office:value-type="float" office:value="986742.945268282" calcext:value-type="float">
            <text:p>986742.945268282</text:p>
          </table:table-cell>
          <table:table-cell/>
          <table:table-cell office:value-type="float" office:value="1442690844.69713" calcext:value-type="float">
            <text:p>1442690844.69713</text:p>
          </table:table-cell>
          <table:table-cell table:formula="of:=[.G63]-[.B63]" office:value-type="float" office:value="0.327211380004883" calcext:value-type="float">
            <text:p>0.3272113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690844.43643" calcext:value-type="float">
            <text:p>1442690844.43643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9.64147734642029" calcext:value-type="float">
            <text:p>9.6414773464</text:p>
          </table:table-cell>
          <table:table-cell table:formula="of:=[.C64]/([.D64]-[.D63])" office:value-type="float" office:value="986704.040030109" calcext:value-type="float">
            <text:p>986704.040030109</text:p>
          </table:table-cell>
          <table:table-cell/>
          <table:table-cell office:value-type="float" office:value="1442690844.77787" calcext:value-type="float">
            <text:p>1442690844.77787</text:p>
          </table:table-cell>
          <table:table-cell table:formula="of:=[.G64]-[.B64]" office:value-type="float" office:value="0.34143590927124" calcext:value-type="float">
            <text:p>0.341435909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690844.50291" calcext:value-type="float">
            <text:p>1442690844.50291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9.70795774459839" calcext:value-type="float">
            <text:p>9.7079577446</text:p>
          </table:table-cell>
          <table:table-cell table:formula="of:=[.C65]/([.D65]-[.D64])" office:value-type="float" office:value="987238.370988277" calcext:value-type="float">
            <text:p>987238.370988277</text:p>
          </table:table-cell>
          <table:table-cell/>
          <table:table-cell office:value-type="float" office:value="1442690844.85862" calcext:value-type="float">
            <text:p>1442690844.85862</text:p>
          </table:table-cell>
          <table:table-cell table:formula="of:=[.G65]-[.B65]" office:value-type="float" office:value="0.355707406997681" calcext:value-type="float">
            <text:p>0.35570740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690844.56939" calcext:value-type="float">
            <text:p>1442690844.56939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9.77443528175354" calcext:value-type="float">
            <text:p>9.7744352818</text:p>
          </table:table-cell>
          <table:table-cell table:formula="of:=[.C66]/([.D66]-[.D65])" office:value-type="float" office:value="987280.859199432" calcext:value-type="float">
            <text:p>987280.859199432</text:p>
          </table:table-cell>
          <table:table-cell/>
          <table:table-cell office:value-type="float" office:value="1442690844.92586" calcext:value-type="float">
            <text:p>1442690844.92586</text:p>
          </table:table-cell>
          <table:table-cell table:formula="of:=[.G66]-[.B66]" office:value-type="float" office:value="0.356465816497803" calcext:value-type="float">
            <text:p>0.35646581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690844.63487" calcext:value-type="float">
            <text:p>1442690844.63487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9.83991312980652" calcext:value-type="float">
            <text:p>9.8399131298</text:p>
          </table:table-cell>
          <table:table-cell table:formula="of:=[.C67]/([.D67]-[.D66])" office:value-type="float" office:value="1002354.26104561" calcext:value-type="float">
            <text:p>1002354.26104561</text:p>
          </table:table-cell>
          <table:table-cell/>
          <table:table-cell office:value-type="float" office:value="1442690845.00663" calcext:value-type="float">
            <text:p>1442690845.00663</text:p>
          </table:table-cell>
          <table:table-cell table:formula="of:=[.G67]-[.B67]" office:value-type="float" office:value="0.371757507324219" calcext:value-type="float">
            <text:p>0.371757507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690844.70134" calcext:value-type="float">
            <text:p>1442690844.70134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9.90638399124146" calcext:value-type="float">
            <text:p>9.9063839912</text:p>
          </table:table-cell>
          <table:table-cell table:formula="of:=[.C68]/([.D68]-[.D67])" office:value-type="float" office:value="987380.012582542" calcext:value-type="float">
            <text:p>987380.012582542</text:p>
          </table:table-cell>
          <table:table-cell/>
          <table:table-cell office:value-type="float" office:value="1442690845.0776" calcext:value-type="float">
            <text:p>1442690845.0776</text:p>
          </table:table-cell>
          <table:table-cell table:formula="of:=[.G68]-[.B68]" office:value-type="float" office:value="0.376261949539185" calcext:value-type="float">
            <text:p>0.376261949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690844.76778" calcext:value-type="float">
            <text:p>1442690844.76778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9.97282695770264" calcext:value-type="float">
            <text:p>9.9728269577</text:p>
          </table:table-cell>
          <table:table-cell table:formula="of:=[.C69]/([.D69]-[.D68])" office:value-type="float" office:value="987794.547649292" calcext:value-type="float">
            <text:p>987794.547649292</text:p>
          </table:table-cell>
          <table:table-cell/>
          <table:table-cell office:value-type="float" office:value="1442690845.13247" calcext:value-type="float">
            <text:p>1442690845.13247</text:p>
          </table:table-cell>
          <table:table-cell table:formula="of:=[.G69]-[.B69]" office:value-type="float" office:value="0.364684581756592" calcext:value-type="float">
            <text:p>0.364684581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690844.83423" calcext:value-type="float">
            <text:p>1442690844.83423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10.0392723083496" calcext:value-type="float">
            <text:p>10.0392723083</text:p>
          </table:table-cell>
          <table:table-cell table:formula="of:=[.C70]/([.D70]-[.D69])" office:value-type="float" office:value="987759.103698707" calcext:value-type="float">
            <text:p>987759.103698707</text:p>
          </table:table-cell>
          <table:table-cell/>
          <table:table-cell office:value-type="float" office:value="1442690845.19856" calcext:value-type="float">
            <text:p>1442690845.19856</text:p>
          </table:table-cell>
          <table:table-cell table:formula="of:=[.G70]-[.B70]" office:value-type="float" office:value="0.364331245422363" calcext:value-type="float">
            <text:p>0.364331245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690844.90068" calcext:value-type="float">
            <text:p>1442690844.90068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10.1057231426239" calcext:value-type="float">
            <text:p>10.1057231426</text:p>
          </table:table-cell>
          <table:table-cell table:formula="of:=[.C71]/([.D71]-[.D70])" office:value-type="float" office:value="987677.5922645" calcext:value-type="float">
            <text:p>987677.5922645</text:p>
          </table:table-cell>
          <table:table-cell/>
          <table:table-cell office:value-type="float" office:value="1442690845.26462" calcext:value-type="float">
            <text:p>1442690845.26462</text:p>
          </table:table-cell>
          <table:table-cell table:formula="of:=[.G71]-[.B71]" office:value-type="float" office:value="0.36394214630127" calcext:value-type="float">
            <text:p>0.363942146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690844.96717" calcext:value-type="float">
            <text:p>1442690844.96717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10.1722083091736" calcext:value-type="float">
            <text:p>10.1722083092</text:p>
          </table:table-cell>
          <table:table-cell table:formula="of:=[.C72]/([.D72]-[.D71])" office:value-type="float" office:value="987167.565429124" calcext:value-type="float">
            <text:p>987167.565429124</text:p>
          </table:table-cell>
          <table:table-cell/>
          <table:table-cell office:value-type="float" office:value="1442690845.31975" calcext:value-type="float">
            <text:p>1442690845.31975</text:p>
          </table:table-cell>
          <table:table-cell table:formula="of:=[.G72]-[.B72]" office:value-type="float" office:value="0.352582931518555" calcext:value-type="float">
            <text:p>0.352582931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690845.03165" calcext:value-type="float">
            <text:p>1442690845.03165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10.2366902828217" calcext:value-type="float">
            <text:p>10.2366902828</text:p>
          </table:table-cell>
          <table:table-cell table:formula="of:=[.C73]/([.D73]-[.D72])" office:value-type="float" office:value="1017834.85037548" calcext:value-type="float">
            <text:p>1017834.85037548</text:p>
          </table:table-cell>
          <table:table-cell/>
          <table:table-cell office:value-type="float" office:value="1442690845.38582" calcext:value-type="float">
            <text:p>1442690845.38582</text:p>
          </table:table-cell>
          <table:table-cell table:formula="of:=[.G73]-[.B73]" office:value-type="float" office:value="0.354175090789795" calcext:value-type="float">
            <text:p>0.354175090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690845.09511" calcext:value-type="float">
            <text:p>1442690845.09511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10.3001539707184" calcext:value-type="float">
            <text:p>10.3001539707</text:p>
          </table:table-cell>
          <table:table-cell table:formula="of:=[.C74]/([.D74]-[.D73])" office:value-type="float" office:value="1034166.18502851" calcext:value-type="float">
            <text:p>1034166.18502851</text:p>
          </table:table-cell>
          <table:table-cell/>
          <table:table-cell office:value-type="float" office:value="1442690845.45187" calcext:value-type="float">
            <text:p>1442690845.45187</text:p>
          </table:table-cell>
          <table:table-cell table:formula="of:=[.G74]-[.B74]" office:value-type="float" office:value="0.356759548187256" calcext:value-type="float">
            <text:p>0.356759548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690845.15855" calcext:value-type="float">
            <text:p>1442690845.15855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10.3635880947113" calcext:value-type="float">
            <text:p>10.3635880947</text:p>
          </table:table-cell>
          <table:table-cell table:formula="of:=[.C75]/([.D75]-[.D74])" office:value-type="float" office:value="1034648.16519458" calcext:value-type="float">
            <text:p>1034648.16519458</text:p>
          </table:table-cell>
          <table:table-cell/>
          <table:table-cell office:value-type="float" office:value="1442690845.50678" calcext:value-type="float">
            <text:p>1442690845.50678</text:p>
          </table:table-cell>
          <table:table-cell table:formula="of:=[.G75]-[.B75]" office:value-type="float" office:value="0.348230361938477" calcext:value-type="float">
            <text:p>0.3482303619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690845.22202" calcext:value-type="float">
            <text:p>1442690845.22202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10.4270656108856" calcext:value-type="float">
            <text:p>10.4270656109</text:p>
          </table:table-cell>
          <table:table-cell table:formula="of:=[.C76]/([.D76]-[.D75])" office:value-type="float" office:value="1033940.89680143" calcext:value-type="float">
            <text:p>1033940.89680143</text:p>
          </table:table-cell>
          <table:table-cell/>
          <table:table-cell office:value-type="float" office:value="1442690845.57292" calcext:value-type="float">
            <text:p>1442690845.57292</text:p>
          </table:table-cell>
          <table:table-cell table:formula="of:=[.G76]-[.B76]" office:value-type="float" office:value="0.350894212722778" calcext:value-type="float">
            <text:p>0.350894212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690845.28551" calcext:value-type="float">
            <text:p>1442690845.28551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10.4905557632446" calcext:value-type="float">
            <text:p>10.4905557632</text:p>
          </table:table-cell>
          <table:table-cell table:formula="of:=[.C77]/([.D77]-[.D76])" office:value-type="float" office:value="1033735.11578426" calcext:value-type="float">
            <text:p>1033735.11578426</text:p>
          </table:table-cell>
          <table:table-cell/>
          <table:table-cell office:value-type="float" office:value="1442690845.639" calcext:value-type="float">
            <text:p>1442690845.639</text:p>
          </table:table-cell>
          <table:table-cell table:formula="of:=[.G77]-[.B77]" office:value-type="float" office:value="0.353488206863403" calcext:value-type="float">
            <text:p>0.353488206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690845.34894" calcext:value-type="float">
            <text:p>1442690845.34894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10.5539801120758" calcext:value-type="float">
            <text:p>10.5539801121</text:p>
          </table:table-cell>
          <table:table-cell table:formula="of:=[.C78]/([.D78]-[.D77])" office:value-type="float" office:value="1034807.62845039" calcext:value-type="float">
            <text:p>1034807.62845039</text:p>
          </table:table-cell>
          <table:table-cell/>
          <table:table-cell office:value-type="float" office:value="1442690845.69405" calcext:value-type="float">
            <text:p>1442690845.69405</text:p>
          </table:table-cell>
          <table:table-cell table:formula="of:=[.G78]-[.B78]" office:value-type="float" office:value="0.345114946365356" calcext:value-type="float">
            <text:p>0.345114946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690845.41242" calcext:value-type="float">
            <text:p>1442690845.41242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10.6174595355988" calcext:value-type="float">
            <text:p>10.6174595356</text:p>
          </table:table-cell>
          <table:table-cell table:formula="of:=[.C79]/([.D79]-[.D78])" office:value-type="float" office:value="1033909.83026606" calcext:value-type="float">
            <text:p>1033909.83026606</text:p>
          </table:table-cell>
          <table:table-cell/>
          <table:table-cell office:value-type="float" office:value="1442690845.76006" calcext:value-type="float">
            <text:p>1442690845.76006</text:p>
          </table:table-cell>
          <table:table-cell table:formula="of:=[.G79]-[.B79]" office:value-type="float" office:value="0.347642421722412" calcext:value-type="float">
            <text:p>0.347642421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690845.47583" calcext:value-type="float">
            <text:p>1442690845.47583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10.6808762550354" calcext:value-type="float">
            <text:p>10.680876255</text:p>
          </table:table-cell>
          <table:table-cell table:formula="of:=[.C80]/([.D80]-[.D79])" office:value-type="float" office:value="1034932.12173436" calcext:value-type="float">
            <text:p>1034932.12173436</text:p>
          </table:table-cell>
          <table:table-cell/>
          <table:table-cell office:value-type="float" office:value="1442690845.82613" calcext:value-type="float">
            <text:p>1442690845.82613</text:p>
          </table:table-cell>
          <table:table-cell table:formula="of:=[.G80]-[.B80]" office:value-type="float" office:value="0.350300073623657" calcext:value-type="float">
            <text:p>0.350300073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690845.53927" calcext:value-type="float">
            <text:p>1442690845.53927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10.744309425354" calcext:value-type="float">
            <text:p>10.7443094254</text:p>
          </table:table-cell>
          <table:table-cell table:formula="of:=[.C81]/([.D81]-[.D80])" office:value-type="float" office:value="1034663.72042186" calcext:value-type="float">
            <text:p>1034663.72042186</text:p>
          </table:table-cell>
          <table:table-cell/>
          <table:table-cell office:value-type="float" office:value="1442690845.88128" calcext:value-type="float">
            <text:p>1442690845.88128</text:p>
          </table:table-cell>
          <table:table-cell table:formula="of:=[.G81]-[.B81]" office:value-type="float" office:value="0.34201717376709" calcext:value-type="float">
            <text:p>0.342017173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690845.6027" calcext:value-type="float">
            <text:p>1442690845.6027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10.8077459335327" calcext:value-type="float">
            <text:p>10.8077459335</text:p>
          </table:table-cell>
          <table:table-cell table:formula="of:=[.C82]/([.D82]-[.D81])" office:value-type="float" office:value="1034609.27917255" calcext:value-type="float">
            <text:p>1034609.27917255</text:p>
          </table:table-cell>
          <table:table-cell/>
          <table:table-cell office:value-type="float" office:value="1442690845.94727" calcext:value-type="float">
            <text:p>1442690845.94727</text:p>
          </table:table-cell>
          <table:table-cell table:formula="of:=[.G82]-[.B82]" office:value-type="float" office:value="0.344563722610474" calcext:value-type="float">
            <text:p>0.344563722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690845.66615" calcext:value-type="float">
            <text:p>1442690845.66615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10.8711905479431" calcext:value-type="float">
            <text:p>10.8711905479</text:p>
          </table:table-cell>
          <table:table-cell table:formula="of:=[.C83]/([.D83]-[.D82])" office:value-type="float" office:value="1034477.08855869" calcext:value-type="float">
            <text:p>1034477.08855869</text:p>
          </table:table-cell>
          <table:table-cell/>
          <table:table-cell office:value-type="float" office:value="1442690846.01348" calcext:value-type="float">
            <text:p>1442690846.01348</text:p>
          </table:table-cell>
          <table:table-cell table:formula="of:=[.G83]-[.B83]" office:value-type="float" office:value="0.347332715988159" calcext:value-type="float">
            <text:p>0.34733271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690845.7296" calcext:value-type="float">
            <text:p>1442690845.7296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10.9346406459808" calcext:value-type="float">
            <text:p>10.934640646</text:p>
          </table:table-cell>
          <table:table-cell table:formula="of:=[.C84]/([.D84]-[.D83])" office:value-type="float" office:value="1034387.68464917" calcext:value-type="float">
            <text:p>1034387.68464917</text:p>
          </table:table-cell>
          <table:table-cell/>
          <table:table-cell office:value-type="float" office:value="1442690846.0757" calcext:value-type="float">
            <text:p>1442690846.0757</text:p>
          </table:table-cell>
          <table:table-cell table:formula="of:=[.G84]-[.B84]" office:value-type="float" office:value="0.346097946166992" calcext:value-type="float">
            <text:p>0.346097946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690845.79315" calcext:value-type="float">
            <text:p>1442690845.79315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10.9981973171234" calcext:value-type="float">
            <text:p>10.9981973171</text:p>
          </table:table-cell>
          <table:table-cell table:formula="of:=[.C85]/([.D85]-[.D84])" office:value-type="float" office:value="1032653.20256887" calcext:value-type="float">
            <text:p>1032653.20256887</text:p>
          </table:table-cell>
          <table:table-cell/>
          <table:table-cell office:value-type="float" office:value="1442690846.15634" calcext:value-type="float">
            <text:p>1442690846.15634</text:p>
          </table:table-cell>
          <table:table-cell table:formula="of:=[.G85]-[.B85]" office:value-type="float" office:value="0.363182067871094" calcext:value-type="float">
            <text:p>0.363182067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690845.85658" calcext:value-type="float">
            <text:p>1442690845.85658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11.061621427536" calcext:value-type="float">
            <text:p>11.0616214275</text:p>
          </table:table-cell>
          <table:table-cell table:formula="of:=[.C86]/([.D86]-[.D85])" office:value-type="float" office:value="1034811.51841215" calcext:value-type="float">
            <text:p>1034811.51841215</text:p>
          </table:table-cell>
          <table:table-cell/>
          <table:table-cell office:value-type="float" office:value="1442690846.23718" calcext:value-type="float">
            <text:p>1442690846.23718</text:p>
          </table:table-cell>
          <table:table-cell table:formula="of:=[.G86]-[.B86]" office:value-type="float" office:value="0.380601406097412" calcext:value-type="float">
            <text:p>0.380601406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690845.92004" calcext:value-type="float">
            <text:p>1442690845.92004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11.1250796318054" calcext:value-type="float">
            <text:p>11.1250796318</text:p>
          </table:table-cell>
          <table:table-cell table:formula="of:=[.C87]/([.D87]-[.D86])" office:value-type="float" office:value="1034255.55065129" calcext:value-type="float">
            <text:p>1034255.55065129</text:p>
          </table:table-cell>
          <table:table-cell/>
          <table:table-cell office:value-type="float" office:value="1442690846.30438" calcext:value-type="float">
            <text:p>1442690846.30438</text:p>
          </table:table-cell>
          <table:table-cell table:formula="of:=[.G87]-[.B87]" office:value-type="float" office:value="0.384346008300781" calcext:value-type="float">
            <text:p>0.384346008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690845.98353" calcext:value-type="float">
            <text:p>1442690845.98353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11.188574552536" calcext:value-type="float">
            <text:p>11.1885745525</text:p>
          </table:table-cell>
          <table:table-cell table:formula="of:=[.C88]/([.D88]-[.D87])" office:value-type="float" office:value="1033657.48385571" calcext:value-type="float">
            <text:p>1033657.48385571</text:p>
          </table:table-cell>
          <table:table-cell/>
          <table:table-cell office:value-type="float" office:value="1442690846.38511" calcext:value-type="float">
            <text:p>1442690846.38511</text:p>
          </table:table-cell>
          <table:table-cell table:formula="of:=[.G88]-[.B88]" office:value-type="float" office:value="0.401575803756714" calcext:value-type="float">
            <text:p>0.401575803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690846.04495" calcext:value-type="float">
            <text:p>1442690846.04495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11.2499957084656" calcext:value-type="float">
            <text:p>11.2499957085</text:p>
          </table:table-cell>
          <table:table-cell table:formula="of:=[.C89]/([.D89]-[.D88])" office:value-type="float" office:value="1068556.90041495" calcext:value-type="float">
            <text:p>1068556.90041495</text:p>
          </table:table-cell>
          <table:table-cell/>
          <table:table-cell office:value-type="float" office:value="1442690846.46584" calcext:value-type="float">
            <text:p>1442690846.46584</text:p>
          </table:table-cell>
          <table:table-cell table:formula="of:=[.G89]-[.B89]" office:value-type="float" office:value="0.420891046524048" calcext:value-type="float">
            <text:p>0.420891046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690846.10543" calcext:value-type="float">
            <text:p>1442690846.10543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11.3104684352875" calcext:value-type="float">
            <text:p>11.3104684353</text:p>
          </table:table-cell>
          <table:table-cell table:formula="of:=[.C90]/([.D90]-[.D89])" office:value-type="float" office:value="1085315.70261906" calcext:value-type="float">
            <text:p>1085315.70261906</text:p>
          </table:table-cell>
          <table:table-cell/>
          <table:table-cell office:value-type="float" office:value="1442690846.53318" calcext:value-type="float">
            <text:p>1442690846.53318</text:p>
          </table:table-cell>
          <table:table-cell table:formula="of:=[.G90]-[.B90]" office:value-type="float" office:value="0.427752017974854" calcext:value-type="float">
            <text:p>0.42775201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690846.16588" calcext:value-type="float">
            <text:p>1442690846.16588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11.3709192276001" calcext:value-type="float">
            <text:p>11.3709192276</text:p>
          </table:table-cell>
          <table:table-cell table:formula="of:=[.C91]/([.D91]-[.D90])" office:value-type="float" office:value="1085709.50833172" calcext:value-type="float">
            <text:p>1085709.50833172</text:p>
          </table:table-cell>
          <table:table-cell/>
          <table:table-cell office:value-type="float" office:value="1442690846.61402" calcext:value-type="float">
            <text:p>1442690846.61402</text:p>
          </table:table-cell>
          <table:table-cell table:formula="of:=[.G91]-[.B91]" office:value-type="float" office:value="0.448143005371094" calcext:value-type="float">
            <text:p>0.448143005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690846.22632" calcext:value-type="float">
            <text:p>1442690846.22632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11.4313671588898" calcext:value-type="float">
            <text:p>11.4313671589</text:p>
          </table:table-cell>
          <table:table-cell table:formula="of:=[.C92]/([.D92]-[.D91])" office:value-type="float" office:value="1085760.89536438" calcext:value-type="float">
            <text:p>1085760.89536438</text:p>
          </table:table-cell>
          <table:table-cell/>
          <table:table-cell office:value-type="float" office:value="1442690846.69472" calcext:value-type="float">
            <text:p>1442690846.69472</text:p>
          </table:table-cell>
          <table:table-cell table:formula="of:=[.G92]-[.B92]" office:value-type="float" office:value="0.468396663665772" calcext:value-type="float">
            <text:p>0.468396663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690846.28678" calcext:value-type="float">
            <text:p>1442690846.28678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11.4918239116669" calcext:value-type="float">
            <text:p>11.4918239117</text:p>
          </table:table-cell>
          <table:table-cell table:formula="of:=[.C93]/([.D93]-[.D92])" office:value-type="float" office:value="1085602.46763469" calcext:value-type="float">
            <text:p>1085602.46763469</text:p>
          </table:table-cell>
          <table:table-cell/>
          <table:table-cell office:value-type="float" office:value="1442690846.76197" calcext:value-type="float">
            <text:p>1442690846.76197</text:p>
          </table:table-cell>
          <table:table-cell table:formula="of:=[.G93]-[.B93]" office:value-type="float" office:value="0.475190877914429" calcext:value-type="float">
            <text:p>0.475190877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690846.34726" calcext:value-type="float">
            <text:p>1442690846.34726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11.5522980690002" calcext:value-type="float">
            <text:p>11.552298069</text:p>
          </table:table-cell>
          <table:table-cell table:formula="of:=[.C94]/([.D94]-[.D93])" office:value-type="float" office:value="1085290.02956077" calcext:value-type="float">
            <text:p>1085290.02956077</text:p>
          </table:table-cell>
          <table:table-cell/>
          <table:table-cell office:value-type="float" office:value="1442690846.84263" calcext:value-type="float">
            <text:p>1442690846.84263</text:p>
          </table:table-cell>
          <table:table-cell table:formula="of:=[.G94]-[.B94]" office:value-type="float" office:value="0.495374441146851" calcext:value-type="float">
            <text:p>0.495374441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690846.40777" calcext:value-type="float">
            <text:p>1442690846.40777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11.6128177642822" calcext:value-type="float">
            <text:p>11.6128177643</text:p>
          </table:table-cell>
          <table:table-cell table:formula="of:=[.C95]/([.D95]-[.D94])" office:value-type="float" office:value="1084473.40480149" calcext:value-type="float">
            <text:p>1084473.40480149</text:p>
          </table:table-cell>
          <table:table-cell/>
          <table:table-cell office:value-type="float" office:value="1442690846.92352" calcext:value-type="float">
            <text:p>1442690846.92352</text:p>
          </table:table-cell>
          <table:table-cell table:formula="of:=[.G95]-[.B95]" office:value-type="float" office:value="0.515749931335449" calcext:value-type="float">
            <text:p>0.515749931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690846.46816" calcext:value-type="float">
            <text:p>1442690846.46816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11.6732060909271" calcext:value-type="float">
            <text:p>11.6732060909</text:p>
          </table:table-cell>
          <table:table-cell table:formula="of:=[.C96]/([.D96]-[.D95])" office:value-type="float" office:value="1086832.56593509" calcext:value-type="float">
            <text:p>1086832.56593509</text:p>
          </table:table-cell>
          <table:table-cell/>
          <table:table-cell office:value-type="float" office:value="1442690846.99064" calcext:value-type="float">
            <text:p>1442690846.99064</text:p>
          </table:table-cell>
          <table:table-cell table:formula="of:=[.G96]-[.B96]" office:value-type="float" office:value="0.522478342056274" calcext:value-type="float">
            <text:p>0.522478342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690846.52862" calcext:value-type="float">
            <text:p>1442690846.52862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11.7336583137512" calcext:value-type="float">
            <text:p>11.7336583138</text:p>
          </table:table-cell>
          <table:table-cell table:formula="of:=[.C97]/([.D97]-[.D96])" office:value-type="float" office:value="1085683.81663939" calcext:value-type="float">
            <text:p>1085683.81663939</text:p>
          </table:table-cell>
          <table:table-cell/>
          <table:table-cell office:value-type="float" office:value="1442690850.01354" calcext:value-type="float">
            <text:p>1442690850.01354</text:p>
          </table:table-cell>
          <table:table-cell table:formula="of:=[.G97]-[.B97]" office:value-type="float" office:value="3.48492479324341" calcext:value-type="float">
            <text:p>3.484924793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690846.58904" calcext:value-type="float">
            <text:p>1442690846.58904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11.7940866947174" calcext:value-type="float">
            <text:p>11.7940866947</text:p>
          </table:table-cell>
          <table:table-cell table:formula="of:=[.C98]/([.D98]-[.D97])" office:value-type="float" office:value="1086112.1703182" calcext:value-type="float">
            <text:p>1086112.1703182</text:p>
          </table:table-cell>
          <table:table-cell/>
          <table:table-cell office:value-type="float" office:value="1442690850.04109" calcext:value-type="float">
            <text:p>1442690850.04109</text:p>
          </table:table-cell>
          <table:table-cell table:formula="of:=[.G98]-[.B98]" office:value-type="float" office:value="3.45204901695251" calcext:value-type="float">
            <text:p>3.45204901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690846.6495" calcext:value-type="float">
            <text:p>1442690846.6495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11.8545417785645" calcext:value-type="float">
            <text:p>11.8545417786</text:p>
          </table:table-cell>
          <table:table-cell table:formula="of:=[.C99]/([.D99]-[.D98])" office:value-type="float" office:value="1085632.43690228" calcext:value-type="float">
            <text:p>1085632.43690228</text:p>
          </table:table-cell>
          <table:table-cell/>
          <table:table-cell office:value-type="float" office:value="1442690850.06859" calcext:value-type="float">
            <text:p>1442690850.06859</text:p>
          </table:table-cell>
          <table:table-cell table:formula="of:=[.G99]-[.B99]" office:value-type="float" office:value="3.41909003257751" calcext:value-type="float">
            <text:p>3.419090032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690846.71006" calcext:value-type="float">
            <text:p>1442690846.71006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11.9150984287262" calcext:value-type="float">
            <text:p>11.9150984287</text:p>
          </table:table-cell>
          <table:table-cell table:formula="of:=[.C100]/([.D100]-[.D99])" office:value-type="float" office:value="1083811.60161107" calcext:value-type="float">
            <text:p>1083811.60161107</text:p>
          </table:table-cell>
          <table:table-cell/>
          <table:table-cell office:value-type="float" office:value="1442690850.09609" calcext:value-type="float">
            <text:p>1442690850.09609</text:p>
          </table:table-cell>
          <table:table-cell table:formula="of:=[.G100]-[.B100]" office:value-type="float" office:value="3.38603925704956" calcext:value-type="float">
            <text:p>3.386039257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690846.77049" calcext:value-type="float">
            <text:p>1442690846.77049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11.9755353927612" calcext:value-type="float">
            <text:p>11.9755353928</text:p>
          </table:table-cell>
          <table:table-cell table:formula="of:=[.C101]/([.D101]-[.D100])" office:value-type="float" office:value="1085957.92406042" calcext:value-type="float">
            <text:p>1085957.92406042</text:p>
          </table:table-cell>
          <table:table-cell/>
          <table:table-cell office:value-type="float" office:value="1442690850.1236" calcext:value-type="float">
            <text:p>1442690850.1236</text:p>
          </table:table-cell>
          <table:table-cell table:formula="of:=[.G101]-[.B101]" office:value-type="float" office:value="3.35310864448547" calcext:value-type="float">
            <text:p>3.353108644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690846.83095" calcext:value-type="float">
            <text:p>1442690846.83095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12.0359914302826" calcext:value-type="float">
            <text:p>12.0359914303</text:p>
          </table:table-cell>
          <table:table-cell table:formula="of:=[.C102]/([.D102]-[.D101])" office:value-type="float" office:value="1085615.31140391" calcext:value-type="float">
            <text:p>1085615.31140391</text:p>
          </table:table-cell>
          <table:table-cell/>
          <table:table-cell office:value-type="float" office:value="1442690850.1511" calcext:value-type="float">
            <text:p>1442690850.1511</text:p>
          </table:table-cell>
          <table:table-cell table:formula="of:=[.G102]-[.B102]" office:value-type="float" office:value="3.32015442848206" calcext:value-type="float">
            <text:p>3.320154428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690846.89145" calcext:value-type="float">
            <text:p>1442690846.89145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12.096488237381" calcext:value-type="float">
            <text:p>12.0964882374</text:p>
          </table:table-cell>
          <table:table-cell table:formula="of:=[.C103]/([.D103]-[.D102])" office:value-type="float" office:value="1084883.70127137" calcext:value-type="float">
            <text:p>1084883.70127137</text:p>
          </table:table-cell>
          <table:table-cell/>
          <table:table-cell office:value-type="float" office:value="1442690850.17861" calcext:value-type="float">
            <text:p>1442690850.17861</text:p>
          </table:table-cell>
          <table:table-cell table:formula="of:=[.G103]-[.B103]" office:value-type="float" office:value="3.28716135025024" calcext:value-type="float">
            <text:p>3.287161350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690846.95188" calcext:value-type="float">
            <text:p>1442690846.95188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12.1569275856018" calcext:value-type="float">
            <text:p>12.1569275856</text:p>
          </table:table-cell>
          <table:table-cell table:formula="of:=[.C104]/([.D104]-[.D103])" office:value-type="float" office:value="1085915.08565252" calcext:value-type="float">
            <text:p>1085915.08565252</text:p>
          </table:table-cell>
          <table:table-cell/>
          <table:table-cell office:value-type="float" office:value="1442690850.2061" calcext:value-type="float">
            <text:p>1442690850.2061</text:p>
          </table:table-cell>
          <table:table-cell table:formula="of:=[.G104]-[.B104]" office:value-type="float" office:value="3.2542200088501" calcext:value-type="float">
            <text:p>3.254220008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690860.01642" calcext:value-type="float">
            <text:p>1442690860.01642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25.2214584350586" calcext:value-type="float">
            <text:p>25.2214584351</text:p>
          </table:table-cell>
          <table:table-cell table:formula="of:=[.C105]/([.D105]-[.D104])" office:value-type="float" office:value="5023.67829019508" calcext:value-type="float">
            <text:p>5023.6782901951</text:p>
          </table:table-cell>
          <table:table-cell/>
          <table:table-cell office:value-type="float" office:value="1442690860.10578" calcext:value-type="float">
            <text:p>1442690860.10578</text:p>
          </table:table-cell>
          <table:table-cell table:formula="of:=[.G105]-[.B105]" office:value-type="float" office:value="0.0893628597259522" calcext:value-type="float">
            <text:p>0.089362859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690860.09873" calcext:value-type="float">
            <text:p>1442690860.09873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25.3037745952606" calcext:value-type="float">
            <text:p>25.3037745953</text:p>
          </table:table-cell>
          <table:table-cell table:formula="of:=[.C106]/([.D106]-[.D105])" office:value-type="float" office:value="797316.102195743" calcext:value-type="float">
            <text:p>797316.102195743</text:p>
          </table:table-cell>
          <table:table-cell/>
          <table:table-cell office:value-type="float" office:value="1442690860.18803" calcext:value-type="float">
            <text:p>1442690860.18803</text:p>
          </table:table-cell>
          <table:table-cell table:formula="of:=[.G106]-[.B106]" office:value-type="float" office:value="0.0892946720123291" calcext:value-type="float">
            <text:p>0.08929467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690860.18124" calcext:value-type="float">
            <text:p>1442690860.18124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25.386284828186" calcext:value-type="float">
            <text:p>25.3862848282</text:p>
          </table:table-cell>
          <table:table-cell table:formula="of:=[.C107]/([.D107]-[.D106])" office:value-type="float" office:value="795440.731082748" calcext:value-type="float">
            <text:p>795440.731082748</text:p>
          </table:table-cell>
          <table:table-cell/>
          <table:table-cell office:value-type="float" office:value="1442690860.27053" calcext:value-type="float">
            <text:p>1442690860.27053</text:p>
          </table:table-cell>
          <table:table-cell table:formula="of:=[.G107]-[.B107]" office:value-type="float" office:value="0.0892846584320068" calcext:value-type="float">
            <text:p>0.089284658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690860.26356" calcext:value-type="float">
            <text:p>1442690860.26356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25.4686052799225" calcext:value-type="float">
            <text:p>25.4686052799</text:p>
          </table:table-cell>
          <table:table-cell table:formula="of:=[.C108]/([.D108]-[.D107])" office:value-type="float" office:value="797274.536467821" calcext:value-type="float">
            <text:p>797274.536467821</text:p>
          </table:table-cell>
          <table:table-cell/>
          <table:table-cell office:value-type="float" office:value="1442690860.35293" calcext:value-type="float">
            <text:p>1442690860.35293</text:p>
          </table:table-cell>
          <table:table-cell table:formula="of:=[.G108]-[.B108]" office:value-type="float" office:value="0.0893690586090088" calcext:value-type="float">
            <text:p>0.089369058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690860.34586" calcext:value-type="float">
            <text:p>1442690860.34586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25.5509066581726" calcext:value-type="float">
            <text:p>25.5509066582</text:p>
          </table:table-cell>
          <table:table-cell table:formula="of:=[.C109]/([.D109]-[.D108])" office:value-type="float" office:value="797459.30621645" calcext:value-type="float">
            <text:p>797459.30621645</text:p>
          </table:table-cell>
          <table:table-cell/>
          <table:table-cell office:value-type="float" office:value="1442690860.43509" calcext:value-type="float">
            <text:p>1442690860.43509</text:p>
          </table:table-cell>
          <table:table-cell table:formula="of:=[.G109]-[.B109]" office:value-type="float" office:value="0.089221715927124" calcext:value-type="float">
            <text:p>0.089221715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690860.42816" calcext:value-type="float">
            <text:p>1442690860.42816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25.633199930191" calcext:value-type="float">
            <text:p>25.6331999302</text:p>
          </table:table-cell>
          <table:table-cell table:formula="of:=[.C110]/([.D110]-[.D109])" office:value-type="float" office:value="797537.859295463" calcext:value-type="float">
            <text:p>797537.859295463</text:p>
          </table:table-cell>
          <table:table-cell/>
          <table:table-cell office:value-type="float" office:value="1442690860.51739" calcext:value-type="float">
            <text:p>1442690860.51739</text:p>
          </table:table-cell>
          <table:table-cell table:formula="of:=[.G110]-[.B110]" office:value-type="float" office:value="0.0892360210418701" calcext:value-type="float">
            <text:p>0.08923602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690860.51044" calcext:value-type="float">
            <text:p>1442690860.51044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25.7154786586761" calcext:value-type="float">
            <text:p>25.7154786587</text:p>
          </table:table-cell>
          <table:table-cell table:formula="of:=[.C111]/([.D111]-[.D110])" office:value-type="float" office:value="797678.831557047" calcext:value-type="float">
            <text:p>797678.831557047</text:p>
          </table:table-cell>
          <table:table-cell/>
          <table:table-cell office:value-type="float" office:value="1442690860.59977" calcext:value-type="float">
            <text:p>1442690860.59977</text:p>
          </table:table-cell>
          <table:table-cell table:formula="of:=[.G111]-[.B111]" office:value-type="float" office:value="0.0893361568450928" calcext:value-type="float">
            <text:p>0.089336156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690860.59271" calcext:value-type="float">
            <text:p>1442690860.59271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25.7977502346039" calcext:value-type="float">
            <text:p>25.7977502346</text:p>
          </table:table-cell>
          <table:table-cell table:formula="of:=[.C112]/([.D112]-[.D111])" office:value-type="float" office:value="797748.180460889" calcext:value-type="float">
            <text:p>797748.180460889</text:p>
          </table:table-cell>
          <table:table-cell/>
          <table:table-cell office:value-type="float" office:value="1442690860.68206" calcext:value-type="float">
            <text:p>1442690860.68206</text:p>
          </table:table-cell>
          <table:table-cell table:formula="of:=[.G112]-[.B112]" office:value-type="float" office:value="0.0893478393554688" calcext:value-type="float">
            <text:p>0.089347839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690860.67518" calcext:value-type="float">
            <text:p>1442690860.67518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25.8802254199982" calcext:value-type="float">
            <text:p>25.88022542</text:p>
          </table:table-cell>
          <table:table-cell table:formula="of:=[.C113]/([.D113]-[.D112])" office:value-type="float" office:value="795778.750738597" calcext:value-type="float">
            <text:p>795778.750738597</text:p>
          </table:table-cell>
          <table:table-cell/>
          <table:table-cell office:value-type="float" office:value="1442690860.76443" calcext:value-type="float">
            <text:p>1442690860.76443</text:p>
          </table:table-cell>
          <table:table-cell table:formula="of:=[.G113]-[.B113]" office:value-type="float" office:value="0.089252233505249" calcext:value-type="float">
            <text:p>0.089252233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690860.75773" calcext:value-type="float">
            <text:p>1442690860.75773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25.9627714157104" calcext:value-type="float">
            <text:p>25.9627714157</text:p>
          </table:table-cell>
          <table:table-cell table:formula="of:=[.C114]/([.D114]-[.D113])" office:value-type="float" office:value="795096.108947124" calcext:value-type="float">
            <text:p>795096.108947124</text:p>
          </table:table-cell>
          <table:table-cell/>
          <table:table-cell office:value-type="float" office:value="1442690860.84698" calcext:value-type="float">
            <text:p>1442690860.84698</text:p>
          </table:table-cell>
          <table:table-cell table:formula="of:=[.G114]-[.B114]" office:value-type="float" office:value="0.0892484188079834" calcext:value-type="float">
            <text:p>0.089248418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690860.84021" calcext:value-type="float">
            <text:p>1442690860.84021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26.0452485084534" calcext:value-type="float">
            <text:p>26.0452485085</text:p>
          </table:table-cell>
          <table:table-cell table:formula="of:=[.C115]/([.D115]-[.D114])" office:value-type="float" office:value="795760.347719507" calcext:value-type="float">
            <text:p>795760.347719507</text:p>
          </table:table-cell>
          <table:table-cell/>
          <table:table-cell office:value-type="float" office:value="1442690860.92949" calcext:value-type="float">
            <text:p>1442690860.92949</text:p>
          </table:table-cell>
          <table:table-cell table:formula="of:=[.G115]-[.B115]" office:value-type="float" office:value="0.0892806053161621" calcext:value-type="float">
            <text:p>0.089280605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690860.92273" calcext:value-type="float">
            <text:p>1442690860.92273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26.1277689933777" calcext:value-type="float">
            <text:p>26.1277689934</text:p>
          </table:table-cell>
          <table:table-cell table:formula="of:=[.C116]/([.D116]-[.D115])" office:value-type="float" office:value="795341.908862925" calcext:value-type="float">
            <text:p>795341.908862925</text:p>
          </table:table-cell>
          <table:table-cell/>
          <table:table-cell office:value-type="float" office:value="1442690861.01202" calcext:value-type="float">
            <text:p>1442690861.01202</text:p>
          </table:table-cell>
          <table:table-cell table:formula="of:=[.G116]-[.B116]" office:value-type="float" office:value="0.0892956256866455" calcext:value-type="float">
            <text:p>0.089295625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690861.00514" calcext:value-type="float">
            <text:p>1442690861.00514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26.210186958313" calcext:value-type="float">
            <text:p>26.2101869583</text:p>
          </table:table-cell>
          <table:table-cell table:formula="of:=[.C117]/([.D117]-[.D116])" office:value-type="float" office:value="796331.237388844" calcext:value-type="float">
            <text:p>796331.237388844</text:p>
          </table:table-cell>
          <table:table-cell/>
          <table:table-cell office:value-type="float" office:value="1442690861.09663" calcext:value-type="float">
            <text:p>1442690861.09663</text:p>
          </table:table-cell>
          <table:table-cell table:formula="of:=[.G117]-[.B117]" office:value-type="float" office:value="0.091482400894165" calcext:value-type="float">
            <text:p>0.091482400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690861.08365" calcext:value-type="float">
            <text:p>1442690861.08365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26.2886912822723" calcext:value-type="float">
            <text:p>26.2886912823</text:p>
          </table:table-cell>
          <table:table-cell table:formula="of:=[.C118]/([.D118]-[.D117])" office:value-type="float" office:value="836030.382657446" calcext:value-type="float">
            <text:p>836030.382657446</text:p>
          </table:table-cell>
          <table:table-cell/>
          <table:table-cell office:value-type="float" office:value="1442690861.17572" calcext:value-type="float">
            <text:p>1442690861.17572</text:p>
          </table:table-cell>
          <table:table-cell table:formula="of:=[.G118]-[.B118]" office:value-type="float" office:value="0.0920758247375488" calcext:value-type="float">
            <text:p>0.092075824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690861.1621" calcext:value-type="float">
            <text:p>1442690861.1621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26.3671445846558" calcext:value-type="float">
            <text:p>26.3671445847</text:p>
          </table:table-cell>
          <table:table-cell table:formula="of:=[.C119]/([.D119]-[.D118])" office:value-type="float" office:value="836574.089376613" calcext:value-type="float">
            <text:p>836574.089376613</text:p>
          </table:table-cell>
          <table:table-cell/>
          <table:table-cell office:value-type="float" office:value="1442690861.25493" calcext:value-type="float">
            <text:p>1442690861.25493</text:p>
          </table:table-cell>
          <table:table-cell table:formula="of:=[.G119]-[.B119]" office:value-type="float" office:value="0.0928282737731934" calcext:value-type="float">
            <text:p>0.092828273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690861.24054" calcext:value-type="float">
            <text:p>1442690861.24054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26.4455847740173" calcext:value-type="float">
            <text:p>26.445584774</text:p>
          </table:table-cell>
          <table:table-cell table:formula="of:=[.C120]/([.D120]-[.D119])" office:value-type="float" office:value="836713.941337743" calcext:value-type="float">
            <text:p>836713.941337743</text:p>
          </table:table-cell>
          <table:table-cell/>
          <table:table-cell office:value-type="float" office:value="1442690861.33389" calcext:value-type="float">
            <text:p>1442690861.33389</text:p>
          </table:table-cell>
          <table:table-cell table:formula="of:=[.G120]-[.B120]" office:value-type="float" office:value="0.0933520793914795" calcext:value-type="float">
            <text:p>0.093352079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690861.31904" calcext:value-type="float">
            <text:p>1442690861.31904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26.5240859985352" calcext:value-type="float">
            <text:p>26.5240859985</text:p>
          </table:table-cell>
          <table:table-cell table:formula="of:=[.C121]/([.D121]-[.D120])" office:value-type="float" office:value="836063.391407346" calcext:value-type="float">
            <text:p>836063.391407346</text:p>
          </table:table-cell>
          <table:table-cell/>
          <table:table-cell office:value-type="float" office:value="1442690861.41313" calcext:value-type="float">
            <text:p>1442690861.41313</text:p>
          </table:table-cell>
          <table:table-cell table:formula="of:=[.G121]-[.B121]" office:value-type="float" office:value="0.0940847396850586" calcext:value-type="float">
            <text:p>0.094084739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690861.3975" calcext:value-type="float">
            <text:p>1442690861.3975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26.6025447845459" calcext:value-type="float">
            <text:p>26.6025447845</text:p>
          </table:table-cell>
          <table:table-cell table:formula="of:=[.C122]/([.D122]-[.D121])" office:value-type="float" office:value="836515.61969126" calcext:value-type="float">
            <text:p>836515.61969126</text:p>
          </table:table-cell>
          <table:table-cell/>
          <table:table-cell office:value-type="float" office:value="1442690861.49228" calcext:value-type="float">
            <text:p>1442690861.49228</text:p>
          </table:table-cell>
          <table:table-cell table:formula="of:=[.G122]-[.B122]" office:value-type="float" office:value="0.0947790145874023" calcext:value-type="float">
            <text:p>0.094779014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690861.47597" calcext:value-type="float">
            <text:p>1442690861.47597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26.6810178756714" calcext:value-type="float">
            <text:p>26.6810178757</text:p>
          </table:table-cell>
          <table:table-cell table:formula="of:=[.C123]/([.D123]-[.D122])" office:value-type="float" office:value="836363.128541047" calcext:value-type="float">
            <text:p>836363.128541047</text:p>
          </table:table-cell>
          <table:table-cell/>
          <table:table-cell office:value-type="float" office:value="1442690861.5714" calcext:value-type="float">
            <text:p>1442690861.5714</text:p>
          </table:table-cell>
          <table:table-cell table:formula="of:=[.G123]-[.B123]" office:value-type="float" office:value="0.0954279899597168" calcext:value-type="float">
            <text:p>0.0954279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690861.55443" calcext:value-type="float">
            <text:p>1442690861.55443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26.7594702243805" calcext:value-type="float">
            <text:p>26.7594702244</text:p>
          </table:table-cell>
          <table:table-cell table:formula="of:=[.C124]/([.D124]-[.D123])" office:value-type="float" office:value="836584.258851918" calcext:value-type="float">
            <text:p>836584.258851918</text:p>
          </table:table-cell>
          <table:table-cell/>
          <table:table-cell office:value-type="float" office:value="1442690861.65045" calcext:value-type="float">
            <text:p>1442690861.65045</text:p>
          </table:table-cell>
          <table:table-cell table:formula="of:=[.G124]-[.B124]" office:value-type="float" office:value="0.0960221290588379" calcext:value-type="float">
            <text:p>0.096022129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690861.63287" calcext:value-type="float">
            <text:p>1442690861.63287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26.8379130363464" calcext:value-type="float">
            <text:p>26.8379130363</text:p>
          </table:table-cell>
          <table:table-cell table:formula="of:=[.C125]/([.D125]-[.D124])" office:value-type="float" office:value="836685.967204943" calcext:value-type="float">
            <text:p>836685.967204943</text:p>
          </table:table-cell>
          <table:table-cell/>
          <table:table-cell office:value-type="float" office:value="1442690861.7295" calcext:value-type="float">
            <text:p>1442690861.7295</text:p>
          </table:table-cell>
          <table:table-cell table:formula="of:=[.G125]-[.B125]" office:value-type="float" office:value="0.0966262817382813" calcext:value-type="float">
            <text:p>0.096626281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690861.71133" calcext:value-type="float">
            <text:p>1442690861.71133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26.9163744449615" calcext:value-type="float">
            <text:p>26.916374445</text:p>
          </table:table-cell>
          <table:table-cell table:formula="of:=[.C126]/([.D126]-[.D125])" office:value-type="float" office:value="836487.658817774" calcext:value-type="float">
            <text:p>836487.658817774</text:p>
          </table:table-cell>
          <table:table-cell/>
          <table:table-cell office:value-type="float" office:value="1442690861.8088" calcext:value-type="float">
            <text:p>1442690861.8088</text:p>
          </table:table-cell>
          <table:table-cell table:formula="of:=[.G126]-[.B126]" office:value-type="float" office:value="0.0974729061126709" calcext:value-type="float">
            <text:p>0.097472906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690861.78981" calcext:value-type="float">
            <text:p>1442690861.78981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26.994854927063" calcext:value-type="float">
            <text:p>26.9948549271</text:p>
          </table:table-cell>
          <table:table-cell table:formula="of:=[.C127]/([.D127]-[.D126])" office:value-type="float" office:value="836284.363227623" calcext:value-type="float">
            <text:p>836284.363227623</text:p>
          </table:table-cell>
          <table:table-cell/>
          <table:table-cell office:value-type="float" office:value="1442690861.88779" calcext:value-type="float">
            <text:p>1442690861.88779</text:p>
          </table:table-cell>
          <table:table-cell table:formula="of:=[.G127]-[.B127]" office:value-type="float" office:value="0.0979824066162109" calcext:value-type="float">
            <text:p>0.097982406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690861.86829" calcext:value-type="float">
            <text:p>1442690861.86829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27.0733289718628" calcext:value-type="float">
            <text:p>27.0733289719</text:p>
          </table:table-cell>
          <table:table-cell table:formula="of:=[.C128]/([.D128]-[.D127])" office:value-type="float" office:value="836352.964441096" calcext:value-type="float">
            <text:p>836352.964441096</text:p>
          </table:table-cell>
          <table:table-cell/>
          <table:table-cell office:value-type="float" office:value="1442690861.96687" calcext:value-type="float">
            <text:p>1442690861.96687</text:p>
          </table:table-cell>
          <table:table-cell table:formula="of:=[.G128]-[.B128]" office:value-type="float" office:value="0.098585844039917" calcext:value-type="float">
            <text:p>0.09858584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690861.94679" calcext:value-type="float">
            <text:p>1442690861.94679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27.1518321037292" calcext:value-type="float">
            <text:p>27.1518321037</text:p>
          </table:table-cell>
          <table:table-cell table:formula="of:=[.C129]/([.D129]-[.D128])" office:value-type="float" office:value="836043.078022025" calcext:value-type="float">
            <text:p>836043.078022025</text:p>
          </table:table-cell>
          <table:table-cell/>
          <table:table-cell office:value-type="float" office:value="1442690862.04524" calcext:value-type="float">
            <text:p>1442690862.04524</text:p>
          </table:table-cell>
          <table:table-cell table:formula="of:=[.G129]-[.B129]" office:value-type="float" office:value="0.0984511375427246" calcext:value-type="float">
            <text:p>0.098451137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690862.02012" calcext:value-type="float">
            <text:p>1442690862.02012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27.225163936615" calcext:value-type="float">
            <text:p>27.2251639366</text:p>
          </table:table-cell>
          <table:table-cell table:formula="of:=[.C130]/([.D130]-[.D129])" office:value-type="float" office:value="895000.130465316" calcext:value-type="float">
            <text:p>895000.130465316</text:p>
          </table:table-cell>
          <table:table-cell/>
          <table:table-cell office:value-type="float" office:value="1442690862.11842" calcext:value-type="float">
            <text:p>1442690862.11842</text:p>
          </table:table-cell>
          <table:table-cell table:formula="of:=[.G130]-[.B130]" office:value-type="float" office:value="0.0983016490936279" calcext:value-type="float">
            <text:p>0.098301649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690862.08473" calcext:value-type="float">
            <text:p>1442690862.08473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27.2897684574127" calcext:value-type="float">
            <text:p>27.2897684574</text:p>
          </table:table-cell>
          <table:table-cell table:formula="of:=[.C131]/([.D131]-[.D130])" office:value-type="float" office:value="1015904.13781549" calcext:value-type="float">
            <text:p>1015904.13781549</text:p>
          </table:table-cell>
          <table:table-cell/>
          <table:table-cell office:value-type="float" office:value="1442690862.1918" calcext:value-type="float">
            <text:p>1442690862.1918</text:p>
          </table:table-cell>
          <table:table-cell table:formula="of:=[.G131]-[.B131]" office:value-type="float" office:value="0.107077598571777" calcext:value-type="float">
            <text:p>0.107077598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690862.14903" calcext:value-type="float">
            <text:p>1442690862.14903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27.3540766239166" calcext:value-type="float">
            <text:p>27.3540766239</text:p>
          </table:table-cell>
          <table:table-cell table:formula="of:=[.C132]/([.D132]-[.D131])" office:value-type="float" office:value="1020585.77577411" calcext:value-type="float">
            <text:p>1020585.77577411</text:p>
          </table:table-cell>
          <table:table-cell/>
          <table:table-cell office:value-type="float" office:value="1442690862.26893" calcext:value-type="float">
            <text:p>1442690862.26893</text:p>
          </table:table-cell>
          <table:table-cell table:formula="of:=[.G132]-[.B132]" office:value-type="float" office:value="0.119891881942749" calcext:value-type="float">
            <text:p>0.119891881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690862.21336" calcext:value-type="float">
            <text:p>1442690862.21336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27.4184055328369" calcext:value-type="float">
            <text:p>27.4184055328</text:p>
          </table:table-cell>
          <table:table-cell table:formula="of:=[.C133]/([.D133]-[.D132])" office:value-type="float" office:value="1020256.69487612" calcext:value-type="float">
            <text:p>1020256.69487612</text:p>
          </table:table-cell>
          <table:table-cell/>
          <table:table-cell office:value-type="float" office:value="1442690862.34626" calcext:value-type="float">
            <text:p>1442690862.34626</text:p>
          </table:table-cell>
          <table:table-cell table:formula="of:=[.G133]-[.B133]" office:value-type="float" office:value="0.132898092269897" calcext:value-type="float">
            <text:p>0.132898092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690862.27768" calcext:value-type="float">
            <text:p>1442690862.27768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27.4827184677124" calcext:value-type="float">
            <text:p>27.4827184677</text:p>
          </table:table-cell>
          <table:table-cell table:formula="of:=[.C134]/([.D134]-[.D133])" office:value-type="float" office:value="1020510.10620283" calcext:value-type="float">
            <text:p>1020510.10620283</text:p>
          </table:table-cell>
          <table:table-cell/>
          <table:table-cell office:value-type="float" office:value="1442690862.4237" calcext:value-type="float">
            <text:p>1442690862.4237</text:p>
          </table:table-cell>
          <table:table-cell table:formula="of:=[.G134]-[.B134]" office:value-type="float" office:value="0.146025896072388" calcext:value-type="float">
            <text:p>0.146025896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690862.34205" calcext:value-type="float">
            <text:p>1442690862.34205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27.5470879077911" calcext:value-type="float">
            <text:p>27.5470879078</text:p>
          </table:table-cell>
          <table:table-cell table:formula="of:=[.C135]/([.D135]-[.D134])" office:value-type="float" office:value="1019614.27534122" calcext:value-type="float">
            <text:p>1019614.27534122</text:p>
          </table:table-cell>
          <table:table-cell/>
          <table:table-cell office:value-type="float" office:value="1442690862.488" calcext:value-type="float">
            <text:p>1442690862.488</text:p>
          </table:table-cell>
          <table:table-cell table:formula="of:=[.G135]-[.B135]" office:value-type="float" office:value="0.145959377288818" calcext:value-type="float">
            <text:p>0.145959377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690862.40638" calcext:value-type="float">
            <text:p>1442690862.40638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27.6114203929901" calcext:value-type="float">
            <text:p>27.611420393</text:p>
          </table:table-cell>
          <table:table-cell table:formula="of:=[.C136]/([.D136]-[.D135])" office:value-type="float" office:value="1020199.97823815" calcext:value-type="float">
            <text:p>1020199.97823815</text:p>
          </table:table-cell>
          <table:table-cell/>
          <table:table-cell office:value-type="float" office:value="1442690862.56531" calcext:value-type="float">
            <text:p>1442690862.56531</text:p>
          </table:table-cell>
          <table:table-cell table:formula="of:=[.G136]-[.B136]" office:value-type="float" office:value="0.158934116363525" calcext:value-type="float">
            <text:p>0.158934116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690862.47069" calcext:value-type="float">
            <text:p>1442690862.47069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27.6757378578186" calcext:value-type="float">
            <text:p>27.6757378578</text:p>
          </table:table-cell>
          <table:table-cell table:formula="of:=[.C137]/([.D137]-[.D136])" office:value-type="float" office:value="1020438.23050262" calcext:value-type="float">
            <text:p>1020438.23050262</text:p>
          </table:table-cell>
          <table:table-cell/>
          <table:table-cell office:value-type="float" office:value="1442690862.64266" calcext:value-type="float">
            <text:p>1442690862.64266</text:p>
          </table:table-cell>
          <table:table-cell table:formula="of:=[.G137]-[.B137]" office:value-type="float" office:value="0.171966552734375" calcext:value-type="float">
            <text:p>0.171966552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690862.53501" calcext:value-type="float">
            <text:p>1442690862.53501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27.7400488853455" calcext:value-type="float">
            <text:p>27.7400488853</text:p>
          </table:table-cell>
          <table:table-cell table:formula="of:=[.C138]/([.D138]-[.D137])" office:value-type="float" office:value="1020540.37268481" calcext:value-type="float">
            <text:p>1020540.37268481</text:p>
          </table:table-cell>
          <table:table-cell/>
          <table:table-cell office:value-type="float" office:value="1442690862.70717" calcext:value-type="float">
            <text:p>1442690862.70717</text:p>
          </table:table-cell>
          <table:table-cell table:formula="of:=[.G138]-[.B138]" office:value-type="float" office:value="0.172163009643555" calcext:value-type="float">
            <text:p>0.172163009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690862.5993" calcext:value-type="float">
            <text:p>1442690862.5993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27.8043472766876" calcext:value-type="float">
            <text:p>27.8043472767</text:p>
          </table:table-cell>
          <table:table-cell table:formula="of:=[.C139]/([.D139]-[.D138])" office:value-type="float" office:value="1020740.93348215" calcext:value-type="float">
            <text:p>1020740.93348215</text:p>
          </table:table-cell>
          <table:table-cell/>
          <table:table-cell office:value-type="float" office:value="1442690862.7844" calcext:value-type="float">
            <text:p>1442690862.7844</text:p>
          </table:table-cell>
          <table:table-cell table:formula="of:=[.G139]-[.B139]" office:value-type="float" office:value="0.185098648071289" calcext:value-type="float">
            <text:p>0.185098648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690862.66359" calcext:value-type="float">
            <text:p>1442690862.66359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27.8686323165894" calcext:value-type="float">
            <text:p>27.8686323166</text:p>
          </table:table-cell>
          <table:table-cell table:formula="of:=[.C140]/([.D140]-[.D139])" office:value-type="float" office:value="1020952.93244471" calcext:value-type="float">
            <text:p>1020952.93244471</text:p>
          </table:table-cell>
          <table:table-cell/>
          <table:table-cell office:value-type="float" office:value="1442690862.86172" calcext:value-type="float">
            <text:p>1442690862.86172</text:p>
          </table:table-cell>
          <table:table-cell table:formula="of:=[.G140]-[.B140]" office:value-type="float" office:value="0.19813060760498" calcext:value-type="float">
            <text:p>0.198130607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690862.7279" calcext:value-type="float">
            <text:p>1442690862.7279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27.9329450130463" calcext:value-type="float">
            <text:p>27.932945013</text:p>
          </table:table-cell>
          <table:table-cell table:formula="of:=[.C141]/([.D141]-[.D140])" office:value-type="float" office:value="1020513.8894149" calcext:value-type="float">
            <text:p>1020513.8894149</text:p>
          </table:table-cell>
          <table:table-cell/>
          <table:table-cell office:value-type="float" office:value="1442690862.92606" calcext:value-type="float">
            <text:p>1442690862.92606</text:p>
          </table:table-cell>
          <table:table-cell table:formula="of:=[.G141]-[.B141]" office:value-type="float" office:value="0.198160648345947" calcext:value-type="float">
            <text:p>0.198160648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690862.79221" calcext:value-type="float">
            <text:p>1442690862.79221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27.997252702713" calcext:value-type="float">
            <text:p>27.9972527027</text:p>
          </table:table-cell>
          <table:table-cell table:formula="of:=[.C142]/([.D142]-[.D141])" office:value-type="float" office:value="1020593.34334844" calcext:value-type="float">
            <text:p>1020593.34334844</text:p>
          </table:table-cell>
          <table:table-cell/>
          <table:table-cell office:value-type="float" office:value="1442690863.00341" calcext:value-type="float">
            <text:p>1442690863.00341</text:p>
          </table:table-cell>
          <table:table-cell table:formula="of:=[.G142]-[.B142]" office:value-type="float" office:value="0.211201190948486" calcext:value-type="float">
            <text:p>0.211201190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690862.85673" calcext:value-type="float">
            <text:p>1442690862.85673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28.0617704391479" calcext:value-type="float">
            <text:p>28.0617704391</text:p>
          </table:table-cell>
          <table:table-cell table:formula="of:=[.C143]/([.D143]-[.D142])" office:value-type="float" office:value="1017270.65496458" calcext:value-type="float">
            <text:p>1017270.65496458</text:p>
          </table:table-cell>
          <table:table-cell/>
          <table:table-cell office:value-type="float" office:value="1442690863.07814" calcext:value-type="float">
            <text:p>1442690863.07814</text:p>
          </table:table-cell>
          <table:table-cell table:formula="of:=[.G143]-[.B143]" office:value-type="float" office:value="0.221407651901245" calcext:value-type="float">
            <text:p>0.221407651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690862.92102" calcext:value-type="float">
            <text:p>1442690862.92102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28.1260633468628" calcext:value-type="float">
            <text:p>28.1260633469</text:p>
          </table:table-cell>
          <table:table-cell table:formula="of:=[.C144]/([.D144]-[.D143])" office:value-type="float" office:value="1020827.99382936" calcext:value-type="float">
            <text:p>1020827.99382936</text:p>
          </table:table-cell>
          <table:table-cell/>
          <table:table-cell office:value-type="float" office:value="1442690863.13881" calcext:value-type="float">
            <text:p>1442690863.13881</text:p>
          </table:table-cell>
          <table:table-cell table:formula="of:=[.G144]-[.B144]" office:value-type="float" office:value="0.217786073684692" calcext:value-type="float">
            <text:p>0.217786073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690862.98534" calcext:value-type="float">
            <text:p>1442690862.98534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28.1903867721558" calcext:value-type="float">
            <text:p>28.1903867722</text:p>
          </table:table-cell>
          <table:table-cell table:formula="of:=[.C145]/([.D145]-[.D144])" office:value-type="float" office:value="1020343.6726367" calcext:value-type="float">
            <text:p>1020343.6726367</text:p>
          </table:table-cell>
          <table:table-cell/>
          <table:table-cell office:value-type="float" office:value="1442690863.21152" calcext:value-type="float">
            <text:p>1442690863.21152</text:p>
          </table:table-cell>
          <table:table-cell table:formula="of:=[.G145]-[.B145]" office:value-type="float" office:value="0.22617506980896" calcext:value-type="float">
            <text:p>0.226175069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690863.0518" calcext:value-type="float">
            <text:p>1442690863.0518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28.2568383216858" calcext:value-type="float">
            <text:p>28.2568383217</text:p>
          </table:table-cell>
          <table:table-cell table:formula="of:=[.C146]/([.D146]-[.D145])" office:value-type="float" office:value="987666.96133009" calcext:value-type="float">
            <text:p>987666.96133009</text:p>
          </table:table-cell>
          <table:table-cell/>
          <table:table-cell office:value-type="float" office:value="1442690863.28413" calcext:value-type="float">
            <text:p>1442690863.28413</text:p>
          </table:table-cell>
          <table:table-cell table:formula="of:=[.G146]-[.B146]" office:value-type="float" office:value="0.232330322265625" calcext:value-type="float">
            <text:p>0.232330322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690863.11833" calcext:value-type="float">
            <text:p>1442690863.11833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28.3233737945557" calcext:value-type="float">
            <text:p>28.3233737946</text:p>
          </table:table-cell>
          <table:table-cell table:formula="of:=[.C147]/([.D147]-[.D146])" office:value-type="float" office:value="986421.185107679" calcext:value-type="float">
            <text:p>986421.185107679</text:p>
          </table:table-cell>
          <table:table-cell/>
          <table:table-cell office:value-type="float" office:value="1442690863.34468" calcext:value-type="float">
            <text:p>1442690863.34468</text:p>
          </table:table-cell>
          <table:table-cell table:formula="of:=[.G147]-[.B147]" office:value-type="float" office:value="0.22634482383728" calcext:value-type="float">
            <text:p>0.226344823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690863.18478" calcext:value-type="float">
            <text:p>1442690863.18478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28.3898220062256" calcext:value-type="float">
            <text:p>28.3898220062</text:p>
          </table:table-cell>
          <table:table-cell table:formula="of:=[.C148]/([.D148]-[.D147])" office:value-type="float" office:value="987716.574315403" calcext:value-type="float">
            <text:p>987716.574315403</text:p>
          </table:table-cell>
          <table:table-cell/>
          <table:table-cell office:value-type="float" office:value="1442690863.41732" calcext:value-type="float">
            <text:p>1442690863.41732</text:p>
          </table:table-cell>
          <table:table-cell table:formula="of:=[.G148]-[.B148]" office:value-type="float" office:value="0.23253607749939" calcext:value-type="float">
            <text:p>0.232536077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690863.25125" calcext:value-type="float">
            <text:p>1442690863.25125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28.4562909603119" calcext:value-type="float">
            <text:p>28.4562909603</text:p>
          </table:table-cell>
          <table:table-cell table:formula="of:=[.C149]/([.D149]-[.D148])" office:value-type="float" office:value="987408.345778738" calcext:value-type="float">
            <text:p>987408.345778738</text:p>
          </table:table-cell>
          <table:table-cell/>
          <table:table-cell office:value-type="float" office:value="1442690863.48998" calcext:value-type="float">
            <text:p>1442690863.48998</text:p>
          </table:table-cell>
          <table:table-cell table:formula="of:=[.G149]-[.B149]" office:value-type="float" office:value="0.238727569580078" calcext:value-type="float">
            <text:p>0.238727569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690863.31771" calcext:value-type="float">
            <text:p>1442690863.31771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28.522753238678" calcext:value-type="float">
            <text:p>28.5227532387</text:p>
          </table:table-cell>
          <table:table-cell table:formula="of:=[.C150]/([.D150]-[.D149])" office:value-type="float" office:value="987507.524771939" calcext:value-type="float">
            <text:p>987507.524771939</text:p>
          </table:table-cell>
          <table:table-cell/>
          <table:table-cell office:value-type="float" office:value="1442690863.55051" calcext:value-type="float">
            <text:p>1442690863.55051</text:p>
          </table:table-cell>
          <table:table-cell table:formula="of:=[.G150]-[.B150]" office:value-type="float" office:value="0.232804775238037" calcext:value-type="float">
            <text:p>0.232804775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690863.38413" calcext:value-type="float">
            <text:p>1442690863.38413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28.589168548584" calcext:value-type="float">
            <text:p>28.5891685486</text:p>
          </table:table-cell>
          <table:table-cell table:formula="of:=[.C151]/([.D151]-[.D150])" office:value-type="float" office:value="988205.883445934" calcext:value-type="float">
            <text:p>988205.883445934</text:p>
          </table:table-cell>
          <table:table-cell/>
          <table:table-cell office:value-type="float" office:value="1442690863.62318" calcext:value-type="float">
            <text:p>1442690863.62318</text:p>
          </table:table-cell>
          <table:table-cell table:formula="of:=[.G151]-[.B151]" office:value-type="float" office:value="0.239056348800659" calcext:value-type="float">
            <text:p>0.239056348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690863.45057" calcext:value-type="float">
            <text:p>1442690863.45057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28.655611038208" calcext:value-type="float">
            <text:p>28.6556110382</text:p>
          </table:table-cell>
          <table:table-cell table:formula="of:=[.C152]/([.D152]-[.D151])" office:value-type="float" office:value="987801.636744653" calcext:value-type="float">
            <text:p>987801.636744653</text:p>
          </table:table-cell>
          <table:table-cell/>
          <table:table-cell office:value-type="float" office:value="1442690863.69593" calcext:value-type="float">
            <text:p>1442690863.69593</text:p>
          </table:table-cell>
          <table:table-cell table:formula="of:=[.G152]-[.B152]" office:value-type="float" office:value="0.245365381240845" calcext:value-type="float">
            <text:p>0.245365381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690863.517" calcext:value-type="float">
            <text:p>1442690863.517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28.7220430374146" calcext:value-type="float">
            <text:p>28.7220430374</text:p>
          </table:table-cell>
          <table:table-cell table:formula="of:=[.C153]/([.D153]-[.D152])" office:value-type="float" office:value="987957.622590046" calcext:value-type="float">
            <text:p>987957.622590046</text:p>
          </table:table-cell>
          <table:table-cell/>
          <table:table-cell office:value-type="float" office:value="1442690863.75654" calcext:value-type="float">
            <text:p>1442690863.75654</text:p>
          </table:table-cell>
          <table:table-cell table:formula="of:=[.G153]-[.B153]" office:value-type="float" office:value="0.239537477493286" calcext:value-type="float">
            <text:p>0.239537477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690863.58341" calcext:value-type="float">
            <text:p>1442690863.58341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28.7884554862976" calcext:value-type="float">
            <text:p>28.7884554863</text:p>
          </table:table-cell>
          <table:table-cell table:formula="of:=[.C154]/([.D154]-[.D153])" office:value-type="float" office:value="988248.454978209" calcext:value-type="float">
            <text:p>988248.454978209</text:p>
          </table:table-cell>
          <table:table-cell/>
          <table:table-cell office:value-type="float" office:value="1442690863.82913" calcext:value-type="float">
            <text:p>1442690863.82913</text:p>
          </table:table-cell>
          <table:table-cell table:formula="of:=[.G154]-[.B154]" office:value-type="float" office:value="0.245715141296387" calcext:value-type="float">
            <text:p>0.245715141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690863.64983" calcext:value-type="float">
            <text:p>1442690863.64983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28.8548686504364" calcext:value-type="float">
            <text:p>28.8548686504</text:p>
          </table:table-cell>
          <table:table-cell table:formula="of:=[.C155]/([.D155]-[.D154])" office:value-type="float" office:value="988237.811751275" calcext:value-type="float">
            <text:p>988237.811751275</text:p>
          </table:table-cell>
          <table:table-cell/>
          <table:table-cell office:value-type="float" office:value="1442690863.90185" calcext:value-type="float">
            <text:p>1442690863.90185</text:p>
          </table:table-cell>
          <table:table-cell table:formula="of:=[.G155]-[.B155]" office:value-type="float" office:value="0.252023220062256" calcext:value-type="float">
            <text:p>0.252023220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690863.71627" calcext:value-type="float">
            <text:p>1442690863.71627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28.9213173389435" calcext:value-type="float">
            <text:p>28.9213173389</text:p>
          </table:table-cell>
          <table:table-cell table:formula="of:=[.C156]/([.D156]-[.D155])" office:value-type="float" office:value="987709.486440909" calcext:value-type="float">
            <text:p>987709.486440909</text:p>
          </table:table-cell>
          <table:table-cell/>
          <table:table-cell office:value-type="float" office:value="1442690863.96245" calcext:value-type="float">
            <text:p>1442690863.96245</text:p>
          </table:table-cell>
          <table:table-cell table:formula="of:=[.G156]-[.B156]" office:value-type="float" office:value="0.24617075920105" calcext:value-type="float">
            <text:p>0.246170759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690863.78277" calcext:value-type="float">
            <text:p>1442690863.78277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28.987811088562" calcext:value-type="float">
            <text:p>28.9878110886</text:p>
          </table:table-cell>
          <table:table-cell table:formula="of:=[.C157]/([.D157]-[.D156])" office:value-type="float" office:value="987040.141013643" calcext:value-type="float">
            <text:p>987040.141013643</text:p>
          </table:table-cell>
          <table:table-cell/>
          <table:table-cell office:value-type="float" office:value="1442690864.03501" calcext:value-type="float">
            <text:p>1442690864.03501</text:p>
          </table:table-cell>
          <table:table-cell table:formula="of:=[.G157]-[.B157]" office:value-type="float" office:value="0.252243518829346" calcext:value-type="float">
            <text:p>0.252243518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690863.84924" calcext:value-type="float">
            <text:p>1442690863.84924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29.0542843341827" calcext:value-type="float">
            <text:p>29.0542843342</text:p>
          </table:table-cell>
          <table:table-cell table:formula="of:=[.C158]/([.D158]-[.D157])" office:value-type="float" office:value="987344.598373797" calcext:value-type="float">
            <text:p>987344.598373797</text:p>
          </table:table-cell>
          <table:table-cell/>
          <table:table-cell office:value-type="float" office:value="1442690864.11569" calcext:value-type="float">
            <text:p>1442690864.11569</text:p>
          </table:table-cell>
          <table:table-cell table:formula="of:=[.G158]-[.B158]" office:value-type="float" office:value="0.266444206237793" calcext:value-type="float">
            <text:p>0.266444206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690863.91568" calcext:value-type="float">
            <text:p>1442690863.91568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29.1207237243652" calcext:value-type="float">
            <text:p>29.1207237244</text:p>
          </table:table-cell>
          <table:table-cell table:formula="of:=[.C159]/([.D159]-[.D158])" office:value-type="float" office:value="987847.718344835" calcext:value-type="float">
            <text:p>987847.718344835</text:p>
          </table:table-cell>
          <table:table-cell/>
          <table:table-cell office:value-type="float" office:value="1442690864.18286" calcext:value-type="float">
            <text:p>1442690864.18286</text:p>
          </table:table-cell>
          <table:table-cell table:formula="of:=[.G159]-[.B159]" office:value-type="float" office:value="0.267177104949951" calcext:value-type="float">
            <text:p>0.267177104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690863.98216" calcext:value-type="float">
            <text:p>1442690863.98216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29.1872045993805" calcext:value-type="float">
            <text:p>29.1872045994</text:p>
          </table:table-cell>
          <table:table-cell table:formula="of:=[.C160]/([.D160]-[.D159])" office:value-type="float" office:value="987231.289975291" calcext:value-type="float">
            <text:p>987231.289975291</text:p>
          </table:table-cell>
          <table:table-cell/>
          <table:table-cell office:value-type="float" office:value="1442690864.26369" calcext:value-type="float">
            <text:p>1442690864.26369</text:p>
          </table:table-cell>
          <table:table-cell table:formula="of:=[.G160]-[.B160]" office:value-type="float" office:value="0.281532049179077" calcext:value-type="float">
            <text:p>0.281532049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690864.04871" calcext:value-type="float">
            <text:p>1442690864.04871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29.2537562847137" calcext:value-type="float">
            <text:p>29.2537562847</text:p>
          </table:table-cell>
          <table:table-cell table:formula="of:=[.C161]/([.D161]-[.D160])" office:value-type="float" office:value="986180.885898731" calcext:value-type="float">
            <text:p>986180.885898731</text:p>
          </table:table-cell>
          <table:table-cell/>
          <table:table-cell office:value-type="float" office:value="1442690864.34429" calcext:value-type="float">
            <text:p>1442690864.34429</text:p>
          </table:table-cell>
          <table:table-cell table:formula="of:=[.G161]-[.B161]" office:value-type="float" office:value="0.295574903488159" calcext:value-type="float">
            <text:p>0.295574903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690864.11517" calcext:value-type="float">
            <text:p>1442690864.11517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29.3202111721039" calcext:value-type="float">
            <text:p>29.3202111721</text:p>
          </table:table-cell>
          <table:table-cell table:formula="of:=[.C162]/([.D162]-[.D161])" office:value-type="float" office:value="987617.353328645" calcext:value-type="float">
            <text:p>987617.353328645</text:p>
          </table:table-cell>
          <table:table-cell/>
          <table:table-cell office:value-type="float" office:value="1442690864.4117" calcext:value-type="float">
            <text:p>1442690864.4117</text:p>
          </table:table-cell>
          <table:table-cell table:formula="of:=[.G162]-[.B162]" office:value-type="float" office:value="0.296534538269043" calcext:value-type="float">
            <text:p>0.296534538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690864.18164" calcext:value-type="float">
            <text:p>1442690864.18164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29.3866810798645" calcext:value-type="float">
            <text:p>29.3866810799</text:p>
          </table:table-cell>
          <table:table-cell table:formula="of:=[.C163]/([.D163]-[.D162])" office:value-type="float" office:value="987394.178977385" calcext:value-type="float">
            <text:p>987394.178977385</text:p>
          </table:table-cell>
          <table:table-cell/>
          <table:table-cell office:value-type="float" office:value="1442690864.49246" calcext:value-type="float">
            <text:p>1442690864.49246</text:p>
          </table:table-cell>
          <table:table-cell table:formula="of:=[.G163]-[.B163]" office:value-type="float" office:value="0.310823678970337" calcext:value-type="float">
            <text:p>0.31082367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690864.24809" calcext:value-type="float">
            <text:p>1442690864.24809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29.4531362056732" calcext:value-type="float">
            <text:p>29.4531362057</text:p>
          </table:table-cell>
          <table:table-cell table:formula="of:=[.C164]/([.D164]-[.D163])" office:value-type="float" office:value="987613.81009066" calcext:value-type="float">
            <text:p>987613.81009066</text:p>
          </table:table-cell>
          <table:table-cell/>
          <table:table-cell office:value-type="float" office:value="1442690864.57319" calcext:value-type="float">
            <text:p>1442690864.57319</text:p>
          </table:table-cell>
          <table:table-cell table:formula="of:=[.G164]-[.B164]" office:value-type="float" office:value="0.325092554092407" calcext:value-type="float">
            <text:p>0.325092554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690864.31453" calcext:value-type="float">
            <text:p>1442690864.31453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29.5195758342743" calcext:value-type="float">
            <text:p>29.5195758343</text:p>
          </table:table-cell>
          <table:table-cell table:formula="of:=[.C165]/([.D165]-[.D164])" office:value-type="float" office:value="987844.173453716" calcext:value-type="float">
            <text:p>987844.173453716</text:p>
          </table:table-cell>
          <table:table-cell/>
          <table:table-cell office:value-type="float" office:value="1442690864.64045" calcext:value-type="float">
            <text:p>1442690864.64045</text:p>
          </table:table-cell>
          <table:table-cell table:formula="of:=[.G165]-[.B165]" office:value-type="float" office:value="0.32591438293457" calcext:value-type="float">
            <text:p>0.325914382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690864.38097" calcext:value-type="float">
            <text:p>1442690864.38097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29.586014509201" calcext:value-type="float">
            <text:p>29.5860145092</text:p>
          </table:table-cell>
          <table:table-cell table:formula="of:=[.C166]/([.D166]-[.D165])" office:value-type="float" office:value="987858.353170844" calcext:value-type="float">
            <text:p>987858.353170844</text:p>
          </table:table-cell>
          <table:table-cell/>
          <table:table-cell office:value-type="float" office:value="1442690864.72115" calcext:value-type="float">
            <text:p>1442690864.72115</text:p>
          </table:table-cell>
          <table:table-cell table:formula="of:=[.G166]-[.B166]" office:value-type="float" office:value="0.340178966522217" calcext:value-type="float">
            <text:p>0.340178966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690864.44745" calcext:value-type="float">
            <text:p>1442690864.44745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29.6524970531464" calcext:value-type="float">
            <text:p>29.6524970531</text:p>
          </table:table-cell>
          <table:table-cell table:formula="of:=[.C167]/([.D167]-[.D166])" office:value-type="float" office:value="987206.507229745" calcext:value-type="float">
            <text:p>987206.507229745</text:p>
          </table:table-cell>
          <table:table-cell/>
          <table:table-cell office:value-type="float" office:value="1442690864.80192" calcext:value-type="float">
            <text:p>1442690864.80192</text:p>
          </table:table-cell>
          <table:table-cell table:formula="of:=[.G167]-[.B167]" office:value-type="float" office:value="0.354464530944824" calcext:value-type="float">
            <text:p>0.354464530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690864.514" calcext:value-type="float">
            <text:p>1442690864.514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29.7190470695496" calcext:value-type="float">
            <text:p>29.7190470695</text:p>
          </table:table-cell>
          <table:table-cell table:formula="of:=[.C168]/([.D168]-[.D167])" office:value-type="float" office:value="986205.617176165" calcext:value-type="float">
            <text:p>986205.617176165</text:p>
          </table:table-cell>
          <table:table-cell/>
          <table:table-cell office:value-type="float" office:value="1442690864.86925" calcext:value-type="float">
            <text:p>1442690864.86925</text:p>
          </table:table-cell>
          <table:table-cell table:formula="of:=[.G168]-[.B168]" office:value-type="float" office:value="0.355250358581543" calcext:value-type="float">
            <text:p>0.355250358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690864.5805" calcext:value-type="float">
            <text:p>1442690864.5805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29.7855439186096" calcext:value-type="float">
            <text:p>29.7855439186</text:p>
          </table:table-cell>
          <table:table-cell table:formula="of:=[.C169]/([.D169]-[.D168])" office:value-type="float" office:value="986994.134725429" calcext:value-type="float">
            <text:p>986994.134725429</text:p>
          </table:table-cell>
          <table:table-cell/>
          <table:table-cell office:value-type="float" office:value="1442690864.95" calcext:value-type="float">
            <text:p>1442690864.95</text:p>
          </table:table-cell>
          <table:table-cell table:formula="of:=[.G169]-[.B169]" office:value-type="float" office:value="0.369495630264282" calcext:value-type="float">
            <text:p>0.369495630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690864.64696" calcext:value-type="float">
            <text:p>1442690864.64696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29.8520052433014" calcext:value-type="float">
            <text:p>29.8520052433</text:p>
          </table:table-cell>
          <table:table-cell table:formula="of:=[.C170]/([.D170]-[.D169])" office:value-type="float" office:value="987521.694825997" calcext:value-type="float">
            <text:p>987521.694825997</text:p>
          </table:table-cell>
          <table:table-cell/>
          <table:table-cell office:value-type="float" office:value="1442690865.03074" calcext:value-type="float">
            <text:p>1442690865.03074</text:p>
          </table:table-cell>
          <table:table-cell table:formula="of:=[.G170]-[.B170]" office:value-type="float" office:value="0.383782148361206" calcext:value-type="float">
            <text:p>0.383782148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690864.71341" calcext:value-type="float">
            <text:p>1442690864.71341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29.9184556007385" calcext:value-type="float">
            <text:p>29.9184556007</text:p>
          </table:table-cell>
          <table:table-cell table:formula="of:=[.C171]/([.D171]-[.D170])" office:value-type="float" office:value="987684.679681249" calcext:value-type="float">
            <text:p>987684.679681249</text:p>
          </table:table-cell>
          <table:table-cell/>
          <table:table-cell office:value-type="float" office:value="1442690865.08575" calcext:value-type="float">
            <text:p>1442690865.08575</text:p>
          </table:table-cell>
          <table:table-cell table:formula="of:=[.G171]-[.B171]" office:value-type="float" office:value="0.37234091758728" calcext:value-type="float">
            <text:p>0.372340917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690864.77992" calcext:value-type="float">
            <text:p>1442690864.77992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29.9849619865417" calcext:value-type="float">
            <text:p>29.9849619865</text:p>
          </table:table-cell>
          <table:table-cell table:formula="of:=[.C172]/([.D172]-[.D171])" office:value-type="float" office:value="986852.603811463" calcext:value-type="float">
            <text:p>986852.603811463</text:p>
          </table:table-cell>
          <table:table-cell/>
          <table:table-cell office:value-type="float" office:value="1442690865.15167" calcext:value-type="float">
            <text:p>1442690865.15167</text:p>
          </table:table-cell>
          <table:table-cell table:formula="of:=[.G172]-[.B172]" office:value-type="float" office:value="0.371753931045532" calcext:value-type="float">
            <text:p>0.37175393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690864.84636" calcext:value-type="float">
            <text:p>1442690864.84636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30.0514004230499" calcext:value-type="float">
            <text:p>30.0514004231</text:p>
          </table:table-cell>
          <table:table-cell table:formula="of:=[.C173]/([.D173]-[.D172])" office:value-type="float" office:value="987861.898163732" calcext:value-type="float">
            <text:p>987861.898163732</text:p>
          </table:table-cell>
          <table:table-cell/>
          <table:table-cell office:value-type="float" office:value="1442690865.21778" calcext:value-type="float">
            <text:p>1442690865.21778</text:p>
          </table:table-cell>
          <table:table-cell table:formula="of:=[.G173]-[.B173]" office:value-type="float" office:value="0.371423959732056" calcext:value-type="float">
            <text:p>0.371423959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690864.91282" calcext:value-type="float">
            <text:p>1442690864.91282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30.1178596019745" calcext:value-type="float">
            <text:p>30.117859602</text:p>
          </table:table-cell>
          <table:table-cell table:formula="of:=[.C174]/([.D174]-[.D173])" office:value-type="float" office:value="987553.578934529" calcext:value-type="float">
            <text:p>987553.578934529</text:p>
          </table:table-cell>
          <table:table-cell/>
          <table:table-cell office:value-type="float" office:value="1442690865.2729" calcext:value-type="float">
            <text:p>1442690865.2729</text:p>
          </table:table-cell>
          <table:table-cell table:formula="of:=[.G174]-[.B174]" office:value-type="float" office:value="0.360085487365723" calcext:value-type="float">
            <text:p>0.360085487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690864.9793" calcext:value-type="float">
            <text:p>1442690864.9793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30.1843419075012" calcext:value-type="float">
            <text:p>30.1843419075</text:p>
          </table:table-cell>
          <table:table-cell table:formula="of:=[.C175]/([.D175]-[.D174])" office:value-type="float" office:value="987210.047545787" calcext:value-type="float">
            <text:p>987210.047545787</text:p>
          </table:table-cell>
          <table:table-cell/>
          <table:table-cell office:value-type="float" office:value="1442690865.33884" calcext:value-type="float">
            <text:p>1442690865.33884</text:p>
          </table:table-cell>
          <table:table-cell table:formula="of:=[.G175]-[.B175]" office:value-type="float" office:value="0.359544038772583" calcext:value-type="float">
            <text:p>0.359544038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690865.0438" calcext:value-type="float">
            <text:p>1442690865.0438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30.2488434314728" calcext:value-type="float">
            <text:p>30.2488434315</text:p>
          </table:table-cell>
          <table:table-cell table:formula="of:=[.C176]/([.D176]-[.D175])" office:value-type="float" office:value="1017526.34602774" calcext:value-type="float">
            <text:p>1017526.34602774</text:p>
          </table:table-cell>
          <table:table-cell/>
          <table:table-cell office:value-type="float" office:value="1442690865.40497" calcext:value-type="float">
            <text:p>1442690865.40497</text:p>
          </table:table-cell>
          <table:table-cell table:formula="of:=[.G176]-[.B176]" office:value-type="float" office:value="0.361168384552002" calcext:value-type="float">
            <text:p>0.361168384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690865.10729" calcext:value-type="float">
            <text:p>1442690865.10729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30.312335729599" calcext:value-type="float">
            <text:p>30.3123357296</text:p>
          </table:table-cell>
          <table:table-cell table:formula="of:=[.C177]/([.D177]-[.D176])" office:value-type="float" office:value="1033700.17997341" calcext:value-type="float">
            <text:p>1033700.17997341</text:p>
          </table:table-cell>
          <table:table-cell/>
          <table:table-cell office:value-type="float" office:value="1442690865.46003" calcext:value-type="float">
            <text:p>1442690865.46003</text:p>
          </table:table-cell>
          <table:table-cell table:formula="of:=[.G177]-[.B177]" office:value-type="float" office:value="0.35273289680481" calcext:value-type="float">
            <text:p>0.352732896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690865.17079" calcext:value-type="float">
            <text:p>1442690865.17079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30.3758323192596" calcext:value-type="float">
            <text:p>30.3758323193</text:p>
          </table:table-cell>
          <table:table-cell table:formula="of:=[.C178]/([.D178]-[.D177])" office:value-type="float" office:value="1033630.31543533" calcext:value-type="float">
            <text:p>1033630.31543533</text:p>
          </table:table-cell>
          <table:table-cell/>
          <table:table-cell office:value-type="float" office:value="1442690865.52614" calcext:value-type="float">
            <text:p>1442690865.52614</text:p>
          </table:table-cell>
          <table:table-cell table:formula="of:=[.G178]-[.B178]" office:value-type="float" office:value="0.355350255966187" calcext:value-type="float">
            <text:p>0.35535025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690865.23422" calcext:value-type="float">
            <text:p>1442690865.23422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30.439261674881" calcext:value-type="float">
            <text:p>30.4392616749</text:p>
          </table:table-cell>
          <table:table-cell table:formula="of:=[.C179]/([.D179]-[.D178])" office:value-type="float" office:value="1034725.94600853" calcext:value-type="float">
            <text:p>1034725.94600853</text:p>
          </table:table-cell>
          <table:table-cell/>
          <table:table-cell office:value-type="float" office:value="1442690865.59217" calcext:value-type="float">
            <text:p>1442690865.59217</text:p>
          </table:table-cell>
          <table:table-cell table:formula="of:=[.G179]-[.B179]" office:value-type="float" office:value="0.357948541641235" calcext:value-type="float">
            <text:p>0.3579485416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690865.29764" calcext:value-type="float">
            <text:p>1442690865.29764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30.5026848316193" calcext:value-type="float">
            <text:p>30.5026848316</text:p>
          </table:table-cell>
          <table:table-cell table:formula="of:=[.C180]/([.D180]-[.D179])" office:value-type="float" office:value="1034827.07855167" calcext:value-type="float">
            <text:p>1034827.07855167</text:p>
          </table:table-cell>
          <table:table-cell/>
          <table:table-cell office:value-type="float" office:value="1442690865.64707" calcext:value-type="float">
            <text:p>1442690865.64707</text:p>
          </table:table-cell>
          <table:table-cell table:formula="of:=[.G180]-[.B180]" office:value-type="float" office:value="0.349427700042725" calcext:value-type="float">
            <text:p>0.3494277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690865.36117" calcext:value-type="float">
            <text:p>1442690865.36117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30.5662145614624" calcext:value-type="float">
            <text:p>30.5662145615</text:p>
          </table:table-cell>
          <table:table-cell table:formula="of:=[.C181]/([.D181]-[.D180])" office:value-type="float" office:value="1033091.12382582" calcext:value-type="float">
            <text:p>1033091.12382582</text:p>
          </table:table-cell>
          <table:table-cell/>
          <table:table-cell office:value-type="float" office:value="1442690865.71333" calcext:value-type="float">
            <text:p>1442690865.71333</text:p>
          </table:table-cell>
          <table:table-cell table:formula="of:=[.G181]-[.B181]" office:value-type="float" office:value="0.352162599563599" calcext:value-type="float">
            <text:p>0.352162599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690865.42462" calcext:value-type="float">
            <text:p>1442690865.42462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30.6296594142914" calcext:value-type="float">
            <text:p>30.6296594143</text:p>
          </table:table-cell>
          <table:table-cell table:formula="of:=[.C182]/([.D182]-[.D181])" office:value-type="float" office:value="1034473.20111083" calcext:value-type="float">
            <text:p>1034473.20111083</text:p>
          </table:table-cell>
          <table:table-cell/>
          <table:table-cell office:value-type="float" office:value="1442690865.7793" calcext:value-type="float">
            <text:p>1442690865.7793</text:p>
          </table:table-cell>
          <table:table-cell table:formula="of:=[.G182]-[.B182]" office:value-type="float" office:value="0.35468578338623" calcext:value-type="float">
            <text:p>0.3546857834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690865.48801" calcext:value-type="float">
            <text:p>1442690865.48801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30.6930558681488" calcext:value-type="float">
            <text:p>30.6930558681</text:p>
          </table:table-cell>
          <table:table-cell table:formula="of:=[.C183]/([.D183]-[.D182])" office:value-type="float" office:value="1035262.95252422" calcext:value-type="float">
            <text:p>1035262.95252422</text:p>
          </table:table-cell>
          <table:table-cell/>
          <table:table-cell office:value-type="float" office:value="1442690865.83441" calcext:value-type="float">
            <text:p>1442690865.83441</text:p>
          </table:table-cell>
          <table:table-cell table:formula="of:=[.G183]-[.B183]" office:value-type="float" office:value="0.346394062042236" calcext:value-type="float">
            <text:p>0.34639406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690865.55146" calcext:value-type="float">
            <text:p>1442690865.55146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30.7565057277679" calcext:value-type="float">
            <text:p>30.7565057278</text:p>
          </table:table-cell>
          <table:table-cell table:formula="of:=[.C184]/([.D184]-[.D183])" office:value-type="float" office:value="1034391.57145434" calcext:value-type="float">
            <text:p>1034391.57145434</text:p>
          </table:table-cell>
          <table:table-cell/>
          <table:table-cell office:value-type="float" office:value="1442690865.90052" calcext:value-type="float">
            <text:p>1442690865.90052</text:p>
          </table:table-cell>
          <table:table-cell table:formula="of:=[.G184]-[.B184]" office:value-type="float" office:value="0.349055528640747" calcext:value-type="float">
            <text:p>0.3490555286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690865.61494" calcext:value-type="float">
            <text:p>1442690865.61494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30.8199865818024" calcext:value-type="float">
            <text:p>30.8199865818</text:p>
          </table:table-cell>
          <table:table-cell table:formula="of:=[.C185]/([.D185]-[.D184])" office:value-type="float" office:value="1033886.53158966" calcext:value-type="float">
            <text:p>1033886.53158966</text:p>
          </table:table-cell>
          <table:table-cell/>
          <table:table-cell office:value-type="float" office:value="1442690865.96647" calcext:value-type="float">
            <text:p>1442690865.96647</text:p>
          </table:table-cell>
          <table:table-cell table:formula="of:=[.G185]-[.B185]" office:value-type="float" office:value="0.351524591445923" calcext:value-type="float">
            <text:p>0.351524591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690865.6784" calcext:value-type="float">
            <text:p>1442690865.6784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30.8834385871887" calcext:value-type="float">
            <text:p>30.8834385872</text:p>
          </table:table-cell>
          <table:table-cell table:formula="of:=[.C186]/([.D186]-[.D185])" office:value-type="float" office:value="1034356.59125939" calcext:value-type="float">
            <text:p>1034356.59125939</text:p>
          </table:table-cell>
          <table:table-cell/>
          <table:table-cell office:value-type="float" office:value="1442690866.02156" calcext:value-type="float">
            <text:p>1442690866.02156</text:p>
          </table:table-cell>
          <table:table-cell table:formula="of:=[.G186]-[.B186]" office:value-type="float" office:value="0.343169450759888" calcext:value-type="float">
            <text:p>0.343169450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690865.74189" calcext:value-type="float">
            <text:p>1442690865.74189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30.946934223175" calcext:value-type="float">
            <text:p>30.9469342232</text:p>
          </table:table-cell>
          <table:table-cell table:formula="of:=[.C187]/([.D187]-[.D186])" office:value-type="float" office:value="1033645.84007209" calcext:value-type="float">
            <text:p>1033645.84007209</text:p>
          </table:table-cell>
          <table:table-cell/>
          <table:table-cell office:value-type="float" office:value="1442690866.09972" calcext:value-type="float">
            <text:p>1442690866.09972</text:p>
          </table:table-cell>
          <table:table-cell table:formula="of:=[.G187]-[.B187]" office:value-type="float" office:value="0.357832431793213" calcext:value-type="float">
            <text:p>0.357832431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690865.80535" calcext:value-type="float">
            <text:p>1442690865.80535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31.010390996933" calcext:value-type="float">
            <text:p>31.0103909969</text:p>
          </table:table-cell>
          <table:table-cell table:formula="of:=[.C188]/([.D188]-[.D187])" office:value-type="float" office:value="1034278.86596257" calcext:value-type="float">
            <text:p>1034278.86596257</text:p>
          </table:table-cell>
          <table:table-cell/>
          <table:table-cell office:value-type="float" office:value="1442690866.18051" calcext:value-type="float">
            <text:p>1442690866.18051</text:p>
          </table:table-cell>
          <table:table-cell table:formula="of:=[.G188]-[.B188]" office:value-type="float" office:value="0.375162839889526" calcext:value-type="float">
            <text:p>0.375162839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690865.8688" calcext:value-type="float">
            <text:p>1442690865.8688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31.0738396644592" calcext:value-type="float">
            <text:p>31.0738396645</text:p>
          </table:table-cell>
          <table:table-cell table:formula="of:=[.C189]/([.D189]-[.D188])" office:value-type="float" office:value="1034411.00591832" calcext:value-type="float">
            <text:p>1034411.00591832</text:p>
          </table:table-cell>
          <table:table-cell/>
          <table:table-cell office:value-type="float" office:value="1442690866.24803" calcext:value-type="float">
            <text:p>1442690866.24803</text:p>
          </table:table-cell>
          <table:table-cell table:formula="of:=[.G189]-[.B189]" office:value-type="float" office:value="0.379228353500366" calcext:value-type="float">
            <text:p>0.379228353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690865.93226" calcext:value-type="float">
            <text:p>1442690865.93226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31.1373038291931" calcext:value-type="float">
            <text:p>31.1373038292</text:p>
          </table:table-cell>
          <table:table-cell table:formula="of:=[.C190]/([.D190]-[.D189])" office:value-type="float" office:value="1034158.41483463" calcext:value-type="float">
            <text:p>1034158.41483463</text:p>
          </table:table-cell>
          <table:table-cell/>
          <table:table-cell office:value-type="float" office:value="1442690866.32848" calcext:value-type="float">
            <text:p>1442690866.32848</text:p>
          </table:table-cell>
          <table:table-cell table:formula="of:=[.G190]-[.B190]" office:value-type="float" office:value="0.396219968795776" calcext:value-type="float">
            <text:p>0.3962199688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690865.99577" calcext:value-type="float">
            <text:p>1442690865.99577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31.2008101940155" calcext:value-type="float">
            <text:p>31.200810194</text:p>
          </table:table-cell>
          <table:table-cell table:formula="of:=[.C191]/([.D191]-[.D190])" office:value-type="float" office:value="1033471.21479173" calcext:value-type="float">
            <text:p>1033471.21479173</text:p>
          </table:table-cell>
          <table:table-cell/>
          <table:table-cell office:value-type="float" office:value="1442690866.40919" calcext:value-type="float">
            <text:p>1442690866.40919</text:p>
          </table:table-cell>
          <table:table-cell table:formula="of:=[.G191]-[.B191]" office:value-type="float" office:value="0.413425207138062" calcext:value-type="float">
            <text:p>0.413425207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690866.05631" calcext:value-type="float">
            <text:p>1442690866.05631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31.261353969574" calcext:value-type="float">
            <text:p>31.2613539696</text:p>
          </table:table-cell>
          <table:table-cell table:formula="of:=[.C192]/([.D192]-[.D191])" office:value-type="float" office:value="1084042.07360035" calcext:value-type="float">
            <text:p>1084042.07360035</text:p>
          </table:table-cell>
          <table:table-cell/>
          <table:table-cell office:value-type="float" office:value="1442690866.47642" calcext:value-type="float">
            <text:p>1442690866.47642</text:p>
          </table:table-cell>
          <table:table-cell table:formula="of:=[.G192]-[.B192]" office:value-type="float" office:value="0.420113801956177" calcext:value-type="float">
            <text:p>0.42011380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690866.11682" calcext:value-type="float">
            <text:p>1442690866.11682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31.3218591213226" calcext:value-type="float">
            <text:p>31.3218591213</text:p>
          </table:table-cell>
          <table:table-cell table:formula="of:=[.C193]/([.D193]-[.D192])" office:value-type="float" office:value="1084734.07806066" calcext:value-type="float">
            <text:p>1084734.07806066</text:p>
          </table:table-cell>
          <table:table-cell/>
          <table:table-cell office:value-type="float" office:value="1442690866.55714" calcext:value-type="float">
            <text:p>1442690866.55714</text:p>
          </table:table-cell>
          <table:table-cell table:formula="of:=[.G193]-[.B193]" office:value-type="float" office:value="0.440327644348145" calcext:value-type="float">
            <text:p>0.440327644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690866.17727" calcext:value-type="float">
            <text:p>1442690866.17727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31.3823163509369" calcext:value-type="float">
            <text:p>31.3823163509</text:p>
          </table:table-cell>
          <table:table-cell table:formula="of:=[.C194]/([.D194]-[.D193])" office:value-type="float" office:value="1085593.90529072" calcext:value-type="float">
            <text:p>1085593.90529072</text:p>
          </table:table-cell>
          <table:table-cell/>
          <table:table-cell office:value-type="float" office:value="1442690866.63794" calcext:value-type="float">
            <text:p>1442690866.63794</text:p>
          </table:table-cell>
          <table:table-cell table:formula="of:=[.G194]-[.B194]" office:value-type="float" office:value="0.460665464401245" calcext:value-type="float">
            <text:p>0.460665464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690866.23778" calcext:value-type="float">
            <text:p>1442690866.23778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31.442822933197" calcext:value-type="float">
            <text:p>31.4428229332</text:p>
          </table:table-cell>
          <table:table-cell table:formula="of:=[.C195]/([.D195]-[.D194])" office:value-type="float" office:value="1084708.43251124" calcext:value-type="float">
            <text:p>1084708.43251124</text:p>
          </table:table-cell>
          <table:table-cell/>
          <table:table-cell office:value-type="float" office:value="1442690866.70522" calcext:value-type="float">
            <text:p>1442690866.70522</text:p>
          </table:table-cell>
          <table:table-cell table:formula="of:=[.G195]-[.B195]" office:value-type="float" office:value="0.467444896697998" calcext:value-type="float">
            <text:p>0.4674448967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690866.29824" calcext:value-type="float">
            <text:p>1442690866.29824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31.5032796859741" calcext:value-type="float">
            <text:p>31.503279686</text:p>
          </table:table-cell>
          <table:table-cell table:formula="of:=[.C196]/([.D196]-[.D195])" office:value-type="float" office:value="1085602.46763469" calcext:value-type="float">
            <text:p>1085602.46763469</text:p>
          </table:table-cell>
          <table:table-cell/>
          <table:table-cell office:value-type="float" office:value="1442690866.78601" calcext:value-type="float">
            <text:p>1442690866.78601</text:p>
          </table:table-cell>
          <table:table-cell table:formula="of:=[.G196]-[.B196]" office:value-type="float" office:value="0.487775564193726" calcext:value-type="float">
            <text:p>0.487775564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690866.35869" calcext:value-type="float">
            <text:p>1442690866.35869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31.5637321472168" calcext:value-type="float">
            <text:p>31.5637321472</text:p>
          </table:table-cell>
          <table:table-cell table:formula="of:=[.C197]/([.D197]-[.D196])" office:value-type="float" office:value="1085679.53480888" calcext:value-type="float">
            <text:p>1085679.53480888</text:p>
          </table:table-cell>
          <table:table-cell/>
          <table:table-cell office:value-type="float" office:value="1442690866.86685" calcext:value-type="float">
            <text:p>1442690866.86685</text:p>
          </table:table-cell>
          <table:table-cell table:formula="of:=[.G197]-[.B197]" office:value-type="float" office:value="0.5081627368927" calcext:value-type="float">
            <text:p>0.508162736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690866.41911" calcext:value-type="float">
            <text:p>1442690866.41911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31.6241502761841" calcext:value-type="float">
            <text:p>31.6241502762</text:p>
          </table:table-cell>
          <table:table-cell table:formula="of:=[.C198]/([.D198]-[.D197])" office:value-type="float" office:value="1086296.4663394" calcext:value-type="float">
            <text:p>1086296.4663394</text:p>
          </table:table-cell>
          <table:table-cell/>
          <table:table-cell office:value-type="float" office:value="1442690866.93416" calcext:value-type="float">
            <text:p>1442690866.93416</text:p>
          </table:table-cell>
          <table:table-cell table:formula="of:=[.G198]-[.B198]" office:value-type="float" office:value="0.515055656433106" calcext:value-type="float">
            <text:p>0.515055656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690866.47948" calcext:value-type="float">
            <text:p>1442690866.47948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31.684520483017" calcext:value-type="float">
            <text:p>31.684520483</text:p>
          </table:table-cell>
          <table:table-cell table:formula="of:=[.C199]/([.D199]-[.D198])" office:value-type="float" office:value="1087158.77322865" calcext:value-type="float">
            <text:p>1087158.77322865</text:p>
          </table:table-cell>
          <table:table-cell/>
          <table:table-cell office:value-type="float" office:value="1442690867.01471" calcext:value-type="float">
            <text:p>1442690867.01471</text:p>
          </table:table-cell>
          <table:table-cell table:formula="of:=[.G199]-[.B199]" office:value-type="float" office:value="0.535232067108154" calcext:value-type="float">
            <text:p>0.535232067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690866.53984" calcext:value-type="float">
            <text:p>1442690866.53984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31.7448863983154" calcext:value-type="float">
            <text:p>31.7448863983</text:p>
          </table:table-cell>
          <table:table-cell table:formula="of:=[.C200]/([.D200]-[.D199])" office:value-type="float" office:value="1087236.06153409" calcext:value-type="float">
            <text:p>1087236.06153409</text:p>
          </table:table-cell>
          <table:table-cell/>
          <table:table-cell office:value-type="float" office:value="1442690870.02759" calcext:value-type="float">
            <text:p>1442690870.02759</text:p>
          </table:table-cell>
          <table:table-cell table:formula="of:=[.G200]-[.B200]" office:value-type="float" office:value="3.4877495765686" calcext:value-type="float">
            <text:p>3.487749576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690866.60022" calcext:value-type="float">
            <text:p>1442690866.60022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31.805267572403" calcext:value-type="float">
            <text:p>31.8052675724</text:p>
          </table:table-cell>
          <table:table-cell table:formula="of:=[.C201]/([.D201]-[.D200])" office:value-type="float" office:value="1086961.30858377" calcext:value-type="float">
            <text:p>1086961.30858377</text:p>
          </table:table-cell>
          <table:table-cell/>
          <table:table-cell office:value-type="float" office:value="1442690870.05514" calcext:value-type="float">
            <text:p>1442690870.05514</text:p>
          </table:table-cell>
          <table:table-cell table:formula="of:=[.G201]-[.B201]" office:value-type="float" office:value="3.454913854599" calcext:value-type="float">
            <text:p>3.454913854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690866.66073" calcext:value-type="float">
            <text:p>1442690866.66073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31.8657722473145" calcext:value-type="float">
            <text:p>31.8657722473</text:p>
          </table:table-cell>
          <table:table-cell table:formula="of:=[.C202]/([.D202]-[.D201])" office:value-type="float" office:value="1084742.62684662" calcext:value-type="float">
            <text:p>1084742.62684662</text:p>
          </table:table-cell>
          <table:table-cell/>
          <table:table-cell office:value-type="float" office:value="1442690870.08267" calcext:value-type="float">
            <text:p>1442690870.08267</text:p>
          </table:table-cell>
          <table:table-cell table:formula="of:=[.G202]-[.B202]" office:value-type="float" office:value="3.42193603515625" calcext:value-type="float">
            <text:p>3.421936035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690866.72117" calcext:value-type="float">
            <text:p>1442690866.72117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31.9262180328369" calcext:value-type="float">
            <text:p>31.9262180328</text:p>
          </table:table-cell>
          <table:table-cell table:formula="of:=[.C203]/([.D203]-[.D202])" office:value-type="float" office:value="1085799.43883121" calcext:value-type="float">
            <text:p>1085799.43883121</text:p>
          </table:table-cell>
          <table:table-cell/>
          <table:table-cell office:value-type="float" office:value="1442690870.11022" calcext:value-type="float">
            <text:p>1442690870.11022</text:p>
          </table:table-cell>
          <table:table-cell table:formula="of:=[.G203]-[.B203]" office:value-type="float" office:value="3.38904476165771" calcext:value-type="float">
            <text:p>3.3890447617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690866.78162" calcext:value-type="float">
            <text:p>1442690866.78162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31.9866671562195" calcext:value-type="float">
            <text:p>31.9866671562</text:p>
          </table:table-cell>
          <table:table-cell table:formula="of:=[.C204]/([.D204]-[.D203])" office:value-type="float" office:value="1085739.48350964" calcext:value-type="float">
            <text:p>1085739.48350964</text:p>
          </table:table-cell>
          <table:table-cell/>
          <table:table-cell office:value-type="float" office:value="1442690870.13772" calcext:value-type="float">
            <text:p>1442690870.13772</text:p>
          </table:table-cell>
          <table:table-cell table:formula="of:=[.G204]-[.B204]" office:value-type="float" office:value="3.35609722137451" calcext:value-type="float">
            <text:p>3.3560972214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690866.84214" calcext:value-type="float">
            <text:p>1442690866.84214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32.0471873283386" calcext:value-type="float">
            <text:p>32.0471873283</text:p>
          </table:table-cell>
          <table:table-cell table:formula="of:=[.C205]/([.D205]-[.D204])" office:value-type="float" office:value="1084464.86025843" calcext:value-type="float">
            <text:p>1084464.86025843</text:p>
          </table:table-cell>
          <table:table-cell/>
          <table:table-cell office:value-type="float" office:value="1442690870.16524" calcext:value-type="float">
            <text:p>1442690870.16524</text:p>
          </table:table-cell>
          <table:table-cell table:formula="of:=[.G205]-[.B205]" office:value-type="float" office:value="3.32309985160828" calcext:value-type="float">
            <text:p>3.323099851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690866.9026" calcext:value-type="float">
            <text:p>1442690866.9026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32.1076426506042" calcext:value-type="float">
            <text:p>32.1076426506</text:p>
          </table:table-cell>
          <table:table-cell table:formula="of:=[.C206]/([.D206]-[.D205])" office:value-type="float" office:value="1085628.15547703" calcext:value-type="float">
            <text:p>1085628.15547703</text:p>
          </table:table-cell>
          <table:table-cell/>
          <table:table-cell office:value-type="float" office:value="1442690870.19275" calcext:value-type="float">
            <text:p>1442690870.19275</text:p>
          </table:table-cell>
          <table:table-cell table:formula="of:=[.G206]-[.B206]" office:value-type="float" office:value="3.29014658927917" calcext:value-type="float">
            <text:p>3.2901465893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690866.96309" calcext:value-type="float">
            <text:p>1442690866.96309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32.1681311130524" calcext:value-type="float">
            <text:p>32.1681311131</text:p>
          </table:table-cell>
          <table:table-cell table:formula="of:=[.C207]/([.D207]-[.D206])" office:value-type="float" office:value="1085033.36576444" calcext:value-type="float">
            <text:p>1085033.36576444</text:p>
          </table:table-cell>
          <table:table-cell/>
          <table:table-cell office:value-type="float" office:value="1442690870.22023" calcext:value-type="float">
            <text:p>1442690870.22023</text:p>
          </table:table-cell>
          <table:table-cell table:formula="of:=[.G207]-[.B207]" office:value-type="float" office:value="3.25714254379272" calcext:value-type="float">
            <text:p>3.2571425438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690880.03254" calcext:value-type="float">
            <text:p>1442690880.03254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45.2375829219818" calcext:value-type="float">
            <text:p>45.237582922</text:p>
          </table:table-cell>
          <table:table-cell table:formula="of:=[.C208]/([.D208]-[.D207])" office:value-type="float" office:value="5021.78675582692" calcext:value-type="float">
            <text:p>5021.7867558269</text:p>
          </table:table-cell>
          <table:table-cell/>
          <table:table-cell office:value-type="float" office:value="1442690880.12185" calcext:value-type="float">
            <text:p>1442690880.12185</text:p>
          </table:table-cell>
          <table:table-cell table:formula="of:=[.G208]-[.B208]" office:value-type="float" office:value="0.089310884475708" calcext:value-type="float">
            <text:p>0.08931088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9T14:33:51.286719217</dc:date>
    <meta:editing-duration>PT3M43S</meta:editing-duration>
    <meta:editing-cycles>1</meta:editing-cycles>
    <meta:document-statistic meta:table-count="1" meta:cell-count="1458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473cm" svg:height="15.812cm" xlink:href=".." xlink:type="simple" chart:class="chart:scatter" chart:style-name="ch1">
        <chart:legend chart:legend-position="end" svg:x="20.906cm" svg:y="7.607cm" style:legend-expansion="high" chart:style-name="ch2"/>
        <chart:plot-area chart:style-name="ch3" table:cell-range-address="'source_1.sender_i.routed_msg_pub.network'.D1:'source_1.sender_i.routed_msg_pub.network'.E208" chart:data-source-has-labels="row" svg:x="0.489cm" svg:y="0.316cm" svg:width="19.928cm" svg:height="15.18cm">
          <chartooo:coordinate-region svg:x="1.851cm" svg:y="0.515cm" svg:width="18.194cm" svg:height="14.3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ource_1.sender_i.routed_msg_pub.network'.E2:'source_1.sender_i.routed_msg_pub.network'.E208" chart:label-cell-address="'source_1.sender_i.routed_msg_pub.network'.E1:'source_1.sender_i.routed_msg_pub.network'.E1" chart:class="chart:scatter">
            <chart:domain table:cell-range-address="'source_1.sender_i.routed_msg_pub.network'.D2:'source_1.sender_i.routed_msg_pub.network'.D208"/>
            <chart:data-point chart:repeated="2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ource_1.sender_i.routed_msg_pub.network'.E1:'source_1.sender_i.routed_msg_p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ource_1.sender_i.routed_msg_pub.network'.D2:'source_1.sender_i.routed_msg_pub.network'.D208</svg:desc>
                </draw:g>
              </table:table-cell>
              <table:table-cell office:value-type="float" office:value="0">
                <text:p>0</text:p>
                <draw:g>
                  <svg:desc>'source_1.sender_i.routed_msg_pub.network'.E2:'source_1.sender_i.routed_msg_pub.network'.E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8750801086426">
                <text:p>5.28750801086426</text:p>
              </table:table-cell>
              <table:table-cell office:value-type="float" office:value="12412.652588922">
                <text:p>12412.6525889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7009501457214">
                <text:p>5.37009501457214</text:p>
              </table:table-cell>
              <table:table-cell office:value-type="float" office:value="794701.309568556">
                <text:p>794701.309568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45264744758606">
                <text:p>5.45264744758606</text:p>
              </table:table-cell>
              <table:table-cell office:value-type="float" office:value="795034.108672924">
                <text:p>795034.108672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3529930114746">
                <text:p>5.53529930114746</text:p>
              </table:table-cell>
              <table:table-cell office:value-type="float" office:value="794077.775294447">
                <text:p>794077.7752944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1788105964661">
                <text:p>5.61788105964661</text:p>
              </table:table-cell>
              <table:table-cell office:value-type="float" office:value="794751.785295043">
                <text:p>794751.7852950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0051693916321">
                <text:p>5.70051693916321</text:p>
              </table:table-cell>
              <table:table-cell office:value-type="float" office:value="794231.275614541">
                <text:p>794231.2756145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78325772285461">
                <text:p>5.78325772285461</text:p>
              </table:table-cell>
              <table:table-cell office:value-type="float" office:value="793224.297279853">
                <text:p>793224.2972798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6570310592651">
                <text:p>5.86570310592651</text:p>
              </table:table-cell>
              <table:table-cell office:value-type="float" office:value="796066.408506627">
                <text:p>796066.4085066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4826769828796">
                <text:p>5.94826769828796</text:p>
              </table:table-cell>
              <table:table-cell office:value-type="float" office:value="794917.023421821">
                <text:p>794917.023421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03071212768555">
                <text:p>6.03071212768555</text:p>
              </table:table-cell>
              <table:table-cell office:value-type="float" office:value="796075.616989158">
                <text:p>796075.616989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11321711540222">
                <text:p>6.11321711540222</text:p>
              </table:table-cell>
              <table:table-cell office:value-type="float" office:value="795491.300785144">
                <text:p>795491.300785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19590973854065">
                <text:p>6.19590973854065</text:p>
              </table:table-cell>
              <table:table-cell office:value-type="float" office:value="793686.27465272">
                <text:p>793686.27465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27459263801575">
                <text:p>6.27459263801575</text:p>
              </table:table-cell>
              <table:table-cell office:value-type="float" office:value="834132.962026544">
                <text:p>834132.962026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35321235656738">
                <text:p>6.35321235656738</text:p>
              </table:table-cell>
              <table:table-cell office:value-type="float" office:value="834803.293742324">
                <text:p>834803.2937423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43180966377258">
                <text:p>6.43180966377258</text:p>
              </table:table-cell>
              <table:table-cell office:value-type="float" office:value="835041.330724593">
                <text:p>835041.330724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51047945022583">
                <text:p>6.51047945022583</text:p>
              </table:table-cell>
              <table:table-cell office:value-type="float" office:value="834271.99893322">
                <text:p>834271.998933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58797097206116">
                <text:p>6.58797097206116</text:p>
              </table:table-cell>
              <table:table-cell office:value-type="float" office:value="846957.169578768">
                <text:p>846957.1695787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665472984314">
                <text:p>6.6665472984314</text:p>
              </table:table-cell>
              <table:table-cell office:value-type="float" office:value="835264.296917527">
                <text:p>835264.2969175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4518513679504">
                <text:p>6.74518513679504</text:p>
              </table:table-cell>
              <table:table-cell office:value-type="float" office:value="834610.937504358">
                <text:p>834610.9375043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2384610176086">
                <text:p>6.82384610176086</text:p>
              </table:table-cell>
              <table:table-cell office:value-type="float" office:value="834365.558934071">
                <text:p>834365.5589340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90245890617371">
                <text:p>6.90245890617371</text:p>
              </table:table-cell>
              <table:table-cell office:value-type="float" office:value="834876.71620679">
                <text:p>834876.716206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98100352287293">
                <text:p>6.98100352287293</text:p>
              </table:table-cell>
              <table:table-cell office:value-type="float" office:value="835601.505973774">
                <text:p>835601.5059737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05954098701477">
                <text:p>7.05954098701477</text:p>
              </table:table-cell>
              <table:table-cell office:value-type="float" office:value="835677.605804317">
                <text:p>835677.6058043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3803219795227">
                <text:p>7.13803219795227</text:p>
              </table:table-cell>
              <table:table-cell office:value-type="float" office:value="836170.052877138">
                <text:p>836170.0528771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21460962295532">
                <text:p>7.21460962295532</text:p>
              </table:table-cell>
              <table:table-cell office:value-type="float" office:value="857067.210047667">
                <text:p>857067.210047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2790949344635">
                <text:p>7.2790949344635</text:p>
              </table:table-cell>
              <table:table-cell office:value-type="float" office:value="1017782.16565916">
                <text:p>1017782.165659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34350991249085">
                <text:p>7.34350991249085</text:p>
              </table:table-cell>
              <table:table-cell office:value-type="float" office:value="1018893.46251332">
                <text:p>1018893.462513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40793180465698">
                <text:p>7.40793180465698</text:p>
              </table:table-cell>
              <table:table-cell office:value-type="float" office:value="1018784.10883588">
                <text:p>1018784.10883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47232604026794">
                <text:p>7.47232604026794</text:p>
              </table:table-cell>
              <table:table-cell office:value-type="float" office:value="1019221.66444394">
                <text:p>1019221.664443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53674101829529">
                <text:p>7.53674101829529</text:p>
              </table:table-cell>
              <table:table-cell office:value-type="float" office:value="1018893.46251332">
                <text:p>1018893.46251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60113453865051">
                <text:p>7.60113453865051</text:p>
              </table:table-cell>
              <table:table-cell office:value-type="float" office:value="1019232.98552313">
                <text:p>1019232.985523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66548609733582">
                <text:p>7.66548609733582</text:p>
              </table:table-cell>
              <table:table-cell office:value-type="float" office:value="1019897.59596903">
                <text:p>1019897.595969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72993421554565">
                <text:p>7.72993421554565</text:p>
              </table:table-cell>
              <table:table-cell office:value-type="float" office:value="1018369.532316">
                <text:p>1018369.5323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79431843757629">
                <text:p>7.79431843757629</text:p>
              </table:table-cell>
              <table:table-cell office:value-type="float" office:value="1019380.18244232">
                <text:p>1019380.182442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85859513282776">
                <text:p>7.85859513282776</text:p>
              </table:table-cell>
              <table:table-cell office:value-type="float" office:value="1021085.47652042">
                <text:p>1021085.476520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92289233207703">
                <text:p>7.92289233207703</text:p>
              </table:table-cell>
              <table:table-cell office:value-type="float" office:value="1020759.85838135">
                <text:p>1020759.858381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98715901374817">
                <text:p>7.98715901374817</text:p>
              </table:table-cell>
              <table:table-cell office:value-type="float" office:value="1021244.57484586">
                <text:p>1021244.574845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05145788192749">
                <text:p>8.05145788192749</text:p>
              </table:table-cell>
              <table:table-cell office:value-type="float" office:value="1020733.36371895">
                <text:p>1020733.363718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11576271057129">
                <text:p>8.11576271057129</text:p>
              </table:table-cell>
              <table:table-cell office:value-type="float" office:value="1020638.75115122">
                <text:p>1020638.751151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18005418777466">
                <text:p>8.18005418777466</text:p>
              </table:table-cell>
              <table:table-cell office:value-type="float" office:value="1020850.70766675">
                <text:p>1020850.707666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455005645752">
                <text:p>8.2455005645752</text:p>
              </table:table-cell>
              <table:table-cell office:value-type="float" office:value="1002836.26395436">
                <text:p>1002836.263954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31198453903198">
                <text:p>8.31198453903198</text:p>
              </table:table-cell>
              <table:table-cell office:value-type="float" office:value="987185.265866726">
                <text:p>987185.2658667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37845730781555">
                <text:p>8.37845730781555</text:p>
              </table:table-cell>
              <table:table-cell office:value-type="float" office:value="987351.681012313">
                <text:p>987351.6810123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44492316246033">
                <text:p>8.44492316246033</text:p>
              </table:table-cell>
              <table:table-cell office:value-type="float" office:value="987454.390690801">
                <text:p>987454.3906908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51134991645813">
                <text:p>8.51134991645813</text:p>
              </table:table-cell>
              <table:table-cell office:value-type="float" office:value="988035.633988242">
                <text:p>988035.6339882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57777047157288">
                <text:p>8.57777047157288</text:p>
              </table:table-cell>
              <table:table-cell office:value-type="float" office:value="988127.845162031">
                <text:p>988127.8451620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64425563812256">
                <text:p>8.64425563812256</text:p>
              </table:table-cell>
              <table:table-cell office:value-type="float" office:value="987167.565429124">
                <text:p>987167.5654291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71071314811707">
                <text:p>8.71071314811707</text:p>
              </table:table-cell>
              <table:table-cell office:value-type="float" office:value="987578.379109072">
                <text:p>987578.3791090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77726197242737">
                <text:p>8.77726197242737</text:p>
              </table:table-cell>
              <table:table-cell office:value-type="float" office:value="986223.283133782">
                <text:p>986223.2831337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84378600120544">
                <text:p>8.84378600120544</text:p>
              </table:table-cell>
              <table:table-cell office:value-type="float" office:value="986590.878597387">
                <text:p>986590.8785973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91023015975952">
                <text:p>8.91023015975952</text:p>
              </table:table-cell>
              <table:table-cell office:value-type="float" office:value="987776.825356045">
                <text:p>987776.8253560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97665858268738">
                <text:p>8.97665858268738</text:p>
              </table:table-cell>
              <table:table-cell office:value-type="float" office:value="988010.810843404">
                <text:p>988010.8108434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04312133789063">
                <text:p>9.04312133789063</text:p>
              </table:table-cell>
              <table:table-cell office:value-type="float" office:value="987500.439897405">
                <text:p>987500.4398974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10955476760864">
                <text:p>9.10955476760864</text:p>
              </table:table-cell>
              <table:table-cell office:value-type="float" office:value="987936.348892127">
                <text:p>987936.3488921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17604231834412">
                <text:p>9.17604231834412</text:p>
              </table:table-cell>
              <table:table-cell office:value-type="float" office:value="987132.166458086">
                <text:p>987132.1664580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24250984191895">
                <text:p>9.24250984191895</text:p>
              </table:table-cell>
              <table:table-cell office:value-type="float" office:value="987429.59674301">
                <text:p>987429.596743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30904459953308">
                <text:p>9.30904459953308</text:p>
              </table:table-cell>
              <table:table-cell office:value-type="float" office:value="986431.789240577">
                <text:p>986431.7892405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37553858757019">
                <text:p>9.37553858757019</text:p>
              </table:table-cell>
              <table:table-cell office:value-type="float" office:value="987036.601916127">
                <text:p>987036.6019161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44199633598328">
                <text:p>9.44199633598328</text:p>
              </table:table-cell>
              <table:table-cell office:value-type="float" office:value="987574.836150733">
                <text:p>987574.8361507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50844717025757">
                <text:p>9.50844717025757</text:p>
              </table:table-cell>
              <table:table-cell office:value-type="float" office:value="987677.5922645">
                <text:p>987677.59226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57496094703674">
                <text:p>9.57496094703674</text:p>
              </table:table-cell>
              <table:table-cell office:value-type="float" office:value="986742.945268282">
                <text:p>986742.9452682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64147734642029">
                <text:p>9.64147734642029</text:p>
              </table:table-cell>
              <table:table-cell office:value-type="float" office:value="986704.040030109">
                <text:p>986704.040030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70795774459839">
                <text:p>9.70795774459839</text:p>
              </table:table-cell>
              <table:table-cell office:value-type="float" office:value="987238.370988277">
                <text:p>987238.3709882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77443528175354">
                <text:p>9.77443528175354</text:p>
              </table:table-cell>
              <table:table-cell office:value-type="float" office:value="987280.859199432">
                <text:p>987280.8591994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83991312980652">
                <text:p>9.83991312980652</text:p>
              </table:table-cell>
              <table:table-cell office:value-type="float" office:value="1002354.26104561">
                <text:p>1002354.261045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90638399124146">
                <text:p>9.90638399124146</text:p>
              </table:table-cell>
              <table:table-cell office:value-type="float" office:value="987380.012582542">
                <text:p>987380.0125825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97282695770264">
                <text:p>9.97282695770264</text:p>
              </table:table-cell>
              <table:table-cell office:value-type="float" office:value="987794.547649292">
                <text:p>987794.5476492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0392723083496">
                <text:p>10.0392723083496</text:p>
              </table:table-cell>
              <table:table-cell office:value-type="float" office:value="987759.103698707">
                <text:p>987759.1036987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1057231426239">
                <text:p>10.1057231426239</text:p>
              </table:table-cell>
              <table:table-cell office:value-type="float" office:value="987677.5922645">
                <text:p>987677.59226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1722083091736">
                <text:p>10.1722083091736</text:p>
              </table:table-cell>
              <table:table-cell office:value-type="float" office:value="987167.565429124">
                <text:p>987167.5654291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2366902828217">
                <text:p>10.2366902828217</text:p>
              </table:table-cell>
              <table:table-cell office:value-type="float" office:value="1017834.85037548">
                <text:p>1017834.850375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3001539707184">
                <text:p>10.3001539707184</text:p>
              </table:table-cell>
              <table:table-cell office:value-type="float" office:value="1034166.18502851">
                <text:p>1034166.185028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3635880947113">
                <text:p>10.3635880947113</text:p>
              </table:table-cell>
              <table:table-cell office:value-type="float" office:value="1034648.16519458">
                <text:p>1034648.165194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4270656108856">
                <text:p>10.4270656108856</text:p>
              </table:table-cell>
              <table:table-cell office:value-type="float" office:value="1033940.89680143">
                <text:p>1033940.896801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4905557632446">
                <text:p>10.4905557632446</text:p>
              </table:table-cell>
              <table:table-cell office:value-type="float" office:value="1033735.11578426">
                <text:p>1033735.115784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5539801120758">
                <text:p>10.5539801120758</text:p>
              </table:table-cell>
              <table:table-cell office:value-type="float" office:value="1034807.62845039">
                <text:p>1034807.628450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6174595355988">
                <text:p>10.6174595355988</text:p>
              </table:table-cell>
              <table:table-cell office:value-type="float" office:value="1033909.83026606">
                <text:p>1033909.830266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6808762550354">
                <text:p>10.6808762550354</text:p>
              </table:table-cell>
              <table:table-cell office:value-type="float" office:value="1034932.12173436">
                <text:p>1034932.121734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744309425354">
                <text:p>10.744309425354</text:p>
              </table:table-cell>
              <table:table-cell office:value-type="float" office:value="1034663.72042186">
                <text:p>1034663.720421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8077459335327">
                <text:p>10.8077459335327</text:p>
              </table:table-cell>
              <table:table-cell office:value-type="float" office:value="1034609.27917255">
                <text:p>1034609.279172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8711905479431">
                <text:p>10.8711905479431</text:p>
              </table:table-cell>
              <table:table-cell office:value-type="float" office:value="1034477.08855869">
                <text:p>1034477.088558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9346406459808">
                <text:p>10.9346406459808</text:p>
              </table:table-cell>
              <table:table-cell office:value-type="float" office:value="1034387.68464917">
                <text:p>1034387.684649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9981973171234">
                <text:p>10.9981973171234</text:p>
              </table:table-cell>
              <table:table-cell office:value-type="float" office:value="1032653.20256887">
                <text:p>1032653.202568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061621427536">
                <text:p>11.061621427536</text:p>
              </table:table-cell>
              <table:table-cell office:value-type="float" office:value="1034811.51841215">
                <text:p>1034811.518412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1250796318054">
                <text:p>11.1250796318054</text:p>
              </table:table-cell>
              <table:table-cell office:value-type="float" office:value="1034255.55065129">
                <text:p>1034255.550651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188574552536">
                <text:p>11.188574552536</text:p>
              </table:table-cell>
              <table:table-cell office:value-type="float" office:value="1033657.48385571">
                <text:p>1033657.483855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2499957084656">
                <text:p>11.2499957084656</text:p>
              </table:table-cell>
              <table:table-cell office:value-type="float" office:value="1068556.90041495">
                <text:p>1068556.900414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3104684352875">
                <text:p>11.3104684352875</text:p>
              </table:table-cell>
              <table:table-cell office:value-type="float" office:value="1085315.70261906">
                <text:p>1085315.702619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3709192276001">
                <text:p>11.3709192276001</text:p>
              </table:table-cell>
              <table:table-cell office:value-type="float" office:value="1085709.50833172">
                <text:p>1085709.508331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4313671588898">
                <text:p>11.4313671588898</text:p>
              </table:table-cell>
              <table:table-cell office:value-type="float" office:value="1085760.89536438">
                <text:p>1085760.895364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4918239116669">
                <text:p>11.4918239116669</text:p>
              </table:table-cell>
              <table:table-cell office:value-type="float" office:value="1085602.46763469">
                <text:p>1085602.467634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5522980690002">
                <text:p>11.5522980690002</text:p>
              </table:table-cell>
              <table:table-cell office:value-type="float" office:value="1085290.02956077">
                <text:p>1085290.029560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6128177642822">
                <text:p>11.6128177642822</text:p>
              </table:table-cell>
              <table:table-cell office:value-type="float" office:value="1084473.40480149">
                <text:p>1084473.404801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6732060909271">
                <text:p>11.6732060909271</text:p>
              </table:table-cell>
              <table:table-cell office:value-type="float" office:value="1086832.56593509">
                <text:p>1086832.565935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7336583137512">
                <text:p>11.7336583137512</text:p>
              </table:table-cell>
              <table:table-cell office:value-type="float" office:value="1085683.81663939">
                <text:p>1085683.816639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7940866947174">
                <text:p>11.7940866947174</text:p>
              </table:table-cell>
              <table:table-cell office:value-type="float" office:value="1086112.1703182">
                <text:p>1086112.17031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8545417785645">
                <text:p>11.8545417785645</text:p>
              </table:table-cell>
              <table:table-cell office:value-type="float" office:value="1085632.43690228">
                <text:p>1085632.436902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9150984287262">
                <text:p>11.9150984287262</text:p>
              </table:table-cell>
              <table:table-cell office:value-type="float" office:value="1083811.60161107">
                <text:p>1083811.601611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.9755353927612">
                <text:p>11.9755353927612</text:p>
              </table:table-cell>
              <table:table-cell office:value-type="float" office:value="1085957.92406042">
                <text:p>1085957.924060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0359914302826">
                <text:p>12.0359914302826</text:p>
              </table:table-cell>
              <table:table-cell office:value-type="float" office:value="1085615.31140391">
                <text:p>1085615.311403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096488237381">
                <text:p>12.096488237381</text:p>
              </table:table-cell>
              <table:table-cell office:value-type="float" office:value="1084883.70127137">
                <text:p>1084883.701271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1569275856018">
                <text:p>12.1569275856018</text:p>
              </table:table-cell>
              <table:table-cell office:value-type="float" office:value="1085915.08565252">
                <text:p>1085915.085652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2214584350586">
                <text:p>25.2214584350586</text:p>
              </table:table-cell>
              <table:table-cell office:value-type="float" office:value="5023.67829019508">
                <text:p>5023.678290195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.3037745952606">
                <text:p>25.3037745952606</text:p>
              </table:table-cell>
              <table:table-cell office:value-type="float" office:value="797316.102195743">
                <text:p>797316.1021957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.386284828186">
                <text:p>25.386284828186</text:p>
              </table:table-cell>
              <table:table-cell office:value-type="float" office:value="795440.731082748">
                <text:p>795440.7310827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.4686052799225">
                <text:p>25.4686052799225</text:p>
              </table:table-cell>
              <table:table-cell office:value-type="float" office:value="797274.536467821">
                <text:p>797274.5364678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.5509066581726">
                <text:p>25.5509066581726</text:p>
              </table:table-cell>
              <table:table-cell office:value-type="float" office:value="797459.30621645">
                <text:p>797459.306216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.633199930191">
                <text:p>25.633199930191</text:p>
              </table:table-cell>
              <table:table-cell office:value-type="float" office:value="797537.859295463">
                <text:p>797537.8592954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7154786586761">
                <text:p>25.7154786586761</text:p>
              </table:table-cell>
              <table:table-cell office:value-type="float" office:value="797678.831557047">
                <text:p>797678.8315570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.7977502346039">
                <text:p>25.7977502346039</text:p>
              </table:table-cell>
              <table:table-cell office:value-type="float" office:value="797748.180460889">
                <text:p>797748.1804608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.8802254199982">
                <text:p>25.8802254199982</text:p>
              </table:table-cell>
              <table:table-cell office:value-type="float" office:value="795778.750738597">
                <text:p>795778.7507385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.9627714157104">
                <text:p>25.9627714157104</text:p>
              </table:table-cell>
              <table:table-cell office:value-type="float" office:value="795096.108947124">
                <text:p>795096.1089471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0452485084534">
                <text:p>26.0452485084534</text:p>
              </table:table-cell>
              <table:table-cell office:value-type="float" office:value="795760.347719507">
                <text:p>795760.3477195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1277689933777">
                <text:p>26.1277689933777</text:p>
              </table:table-cell>
              <table:table-cell office:value-type="float" office:value="795341.908862925">
                <text:p>795341.9088629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.210186958313">
                <text:p>26.210186958313</text:p>
              </table:table-cell>
              <table:table-cell office:value-type="float" office:value="796331.237388844">
                <text:p>796331.2373888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.2886912822723">
                <text:p>26.2886912822723</text:p>
              </table:table-cell>
              <table:table-cell office:value-type="float" office:value="836030.382657446">
                <text:p>836030.3826574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.3671445846558">
                <text:p>26.3671445846558</text:p>
              </table:table-cell>
              <table:table-cell office:value-type="float" office:value="836574.089376613">
                <text:p>836574.0893766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.4455847740173">
                <text:p>26.4455847740173</text:p>
              </table:table-cell>
              <table:table-cell office:value-type="float" office:value="836713.941337743">
                <text:p>836713.9413377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.5240859985352">
                <text:p>26.5240859985352</text:p>
              </table:table-cell>
              <table:table-cell office:value-type="float" office:value="836063.391407346">
                <text:p>836063.3914073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.6025447845459">
                <text:p>26.6025447845459</text:p>
              </table:table-cell>
              <table:table-cell office:value-type="float" office:value="836515.61969126">
                <text:p>836515.619691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.6810178756714">
                <text:p>26.6810178756714</text:p>
              </table:table-cell>
              <table:table-cell office:value-type="float" office:value="836363.128541047">
                <text:p>836363.1285410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.7594702243805">
                <text:p>26.7594702243805</text:p>
              </table:table-cell>
              <table:table-cell office:value-type="float" office:value="836584.258851918">
                <text:p>836584.2588519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8379130363464">
                <text:p>26.8379130363464</text:p>
              </table:table-cell>
              <table:table-cell office:value-type="float" office:value="836685.967204943">
                <text:p>836685.9672049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.9163744449615">
                <text:p>26.9163744449615</text:p>
              </table:table-cell>
              <table:table-cell office:value-type="float" office:value="836487.658817774">
                <text:p>836487.6588177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.994854927063">
                <text:p>26.994854927063</text:p>
              </table:table-cell>
              <table:table-cell office:value-type="float" office:value="836284.363227623">
                <text:p>836284.3632276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.0733289718628">
                <text:p>27.0733289718628</text:p>
              </table:table-cell>
              <table:table-cell office:value-type="float" office:value="836352.964441096">
                <text:p>836352.9644410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.1518321037292">
                <text:p>27.1518321037292</text:p>
              </table:table-cell>
              <table:table-cell office:value-type="float" office:value="836043.078022025">
                <text:p>836043.0780220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.225163936615">
                <text:p>27.225163936615</text:p>
              </table:table-cell>
              <table:table-cell office:value-type="float" office:value="895000.130465316">
                <text:p>895000.1304653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.2897684574127">
                <text:p>27.2897684574127</text:p>
              </table:table-cell>
              <table:table-cell office:value-type="float" office:value="1015904.13781549">
                <text:p>1015904.137815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.3540766239166">
                <text:p>27.3540766239166</text:p>
              </table:table-cell>
              <table:table-cell office:value-type="float" office:value="1020585.77577411">
                <text:p>1020585.775774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.4184055328369">
                <text:p>27.4184055328369</text:p>
              </table:table-cell>
              <table:table-cell office:value-type="float" office:value="1020256.69487612">
                <text:p>1020256.694876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.4827184677124">
                <text:p>27.4827184677124</text:p>
              </table:table-cell>
              <table:table-cell office:value-type="float" office:value="1020510.10620283">
                <text:p>1020510.106202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.5470879077911">
                <text:p>27.5470879077911</text:p>
              </table:table-cell>
              <table:table-cell office:value-type="float" office:value="1019614.27534122">
                <text:p>1019614.275341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.6114203929901">
                <text:p>27.6114203929901</text:p>
              </table:table-cell>
              <table:table-cell office:value-type="float" office:value="1020199.97823815">
                <text:p>1020199.978238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6757378578186">
                <text:p>27.6757378578186</text:p>
              </table:table-cell>
              <table:table-cell office:value-type="float" office:value="1020438.23050262">
                <text:p>1020438.230502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7400488853455">
                <text:p>27.7400488853455</text:p>
              </table:table-cell>
              <table:table-cell office:value-type="float" office:value="1020540.37268481">
                <text:p>1020540.372684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8043472766876">
                <text:p>27.8043472766876</text:p>
              </table:table-cell>
              <table:table-cell office:value-type="float" office:value="1020740.93348215">
                <text:p>1020740.933482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8686323165894">
                <text:p>27.8686323165894</text:p>
              </table:table-cell>
              <table:table-cell office:value-type="float" office:value="1020952.93244471">
                <text:p>1020952.932444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.9329450130463">
                <text:p>27.9329450130463</text:p>
              </table:table-cell>
              <table:table-cell office:value-type="float" office:value="1020513.8894149">
                <text:p>1020513.88941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.997252702713">
                <text:p>27.997252702713</text:p>
              </table:table-cell>
              <table:table-cell office:value-type="float" office:value="1020593.34334844">
                <text:p>1020593.343348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0617704391479">
                <text:p>28.0617704391479</text:p>
              </table:table-cell>
              <table:table-cell office:value-type="float" office:value="1017270.65496458">
                <text:p>1017270.654964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1260633468628">
                <text:p>28.1260633468628</text:p>
              </table:table-cell>
              <table:table-cell office:value-type="float" office:value="1020827.99382936">
                <text:p>1020827.993829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1903867721558">
                <text:p>28.1903867721558</text:p>
              </table:table-cell>
              <table:table-cell office:value-type="float" office:value="1020343.6726367">
                <text:p>1020343.67263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2568383216858">
                <text:p>28.2568383216858</text:p>
              </table:table-cell>
              <table:table-cell office:value-type="float" office:value="987666.96133009">
                <text:p>987666.961330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.3233737945557">
                <text:p>28.3233737945557</text:p>
              </table:table-cell>
              <table:table-cell office:value-type="float" office:value="986421.185107679">
                <text:p>986421.1851076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.3898220062256">
                <text:p>28.3898220062256</text:p>
              </table:table-cell>
              <table:table-cell office:value-type="float" office:value="987716.574315403">
                <text:p>987716.5743154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.4562909603119">
                <text:p>28.4562909603119</text:p>
              </table:table-cell>
              <table:table-cell office:value-type="float" office:value="987408.345778738">
                <text:p>987408.3457787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.522753238678">
                <text:p>28.522753238678</text:p>
              </table:table-cell>
              <table:table-cell office:value-type="float" office:value="987507.524771939">
                <text:p>987507.5247719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.589168548584">
                <text:p>28.589168548584</text:p>
              </table:table-cell>
              <table:table-cell office:value-type="float" office:value="988205.883445934">
                <text:p>988205.8834459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.655611038208">
                <text:p>28.655611038208</text:p>
              </table:table-cell>
              <table:table-cell office:value-type="float" office:value="987801.636744653">
                <text:p>987801.6367446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.7220430374146">
                <text:p>28.7220430374146</text:p>
              </table:table-cell>
              <table:table-cell office:value-type="float" office:value="987957.622590046">
                <text:p>987957.6225900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.7884554862976">
                <text:p>28.7884554862976</text:p>
              </table:table-cell>
              <table:table-cell office:value-type="float" office:value="988248.454978209">
                <text:p>988248.4549782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.8548686504364">
                <text:p>28.8548686504364</text:p>
              </table:table-cell>
              <table:table-cell office:value-type="float" office:value="988237.811751275">
                <text:p>988237.8117512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.9213173389435">
                <text:p>28.9213173389435</text:p>
              </table:table-cell>
              <table:table-cell office:value-type="float" office:value="987709.486440909">
                <text:p>987709.4864409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.987811088562">
                <text:p>28.987811088562</text:p>
              </table:table-cell>
              <table:table-cell office:value-type="float" office:value="987040.141013643">
                <text:p>987040.1410136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.0542843341827">
                <text:p>29.0542843341827</text:p>
              </table:table-cell>
              <table:table-cell office:value-type="float" office:value="987344.598373797">
                <text:p>987344.5983737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.1207237243652">
                <text:p>29.1207237243652</text:p>
              </table:table-cell>
              <table:table-cell office:value-type="float" office:value="987847.718344835">
                <text:p>987847.7183448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.1872045993805">
                <text:p>29.1872045993805</text:p>
              </table:table-cell>
              <table:table-cell office:value-type="float" office:value="987231.289975291">
                <text:p>987231.2899752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.2537562847137">
                <text:p>29.2537562847137</text:p>
              </table:table-cell>
              <table:table-cell office:value-type="float" office:value="986180.885898731">
                <text:p>986180.8858987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.3202111721039">
                <text:p>29.3202111721039</text:p>
              </table:table-cell>
              <table:table-cell office:value-type="float" office:value="987617.353328645">
                <text:p>987617.3533286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.3866810798645">
                <text:p>29.3866810798645</text:p>
              </table:table-cell>
              <table:table-cell office:value-type="float" office:value="987394.178977385">
                <text:p>987394.1789773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.4531362056732">
                <text:p>29.4531362056732</text:p>
              </table:table-cell>
              <table:table-cell office:value-type="float" office:value="987613.81009066">
                <text:p>987613.810090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.5195758342743">
                <text:p>29.5195758342743</text:p>
              </table:table-cell>
              <table:table-cell office:value-type="float" office:value="987844.173453716">
                <text:p>987844.1734537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.586014509201">
                <text:p>29.586014509201</text:p>
              </table:table-cell>
              <table:table-cell office:value-type="float" office:value="987858.353170844">
                <text:p>987858.3531708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9.6524970531464">
                <text:p>29.6524970531464</text:p>
              </table:table-cell>
              <table:table-cell office:value-type="float" office:value="987206.507229745">
                <text:p>987206.5072297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.7190470695496">
                <text:p>29.7190470695496</text:p>
              </table:table-cell>
              <table:table-cell office:value-type="float" office:value="986205.617176165">
                <text:p>986205.6171761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9.7855439186096">
                <text:p>29.7855439186096</text:p>
              </table:table-cell>
              <table:table-cell office:value-type="float" office:value="986994.134725429">
                <text:p>986994.1347254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.8520052433014">
                <text:p>29.8520052433014</text:p>
              </table:table-cell>
              <table:table-cell office:value-type="float" office:value="987521.694825997">
                <text:p>987521.6948259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.9184556007385">
                <text:p>29.9184556007385</text:p>
              </table:table-cell>
              <table:table-cell office:value-type="float" office:value="987684.679681249">
                <text:p>987684.6796812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.9849619865417">
                <text:p>29.9849619865417</text:p>
              </table:table-cell>
              <table:table-cell office:value-type="float" office:value="986852.603811463">
                <text:p>986852.6038114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.0514004230499">
                <text:p>30.0514004230499</text:p>
              </table:table-cell>
              <table:table-cell office:value-type="float" office:value="987861.898163732">
                <text:p>987861.8981637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.1178596019745">
                <text:p>30.1178596019745</text:p>
              </table:table-cell>
              <table:table-cell office:value-type="float" office:value="987553.578934529">
                <text:p>987553.5789345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.1843419075012">
                <text:p>30.1843419075012</text:p>
              </table:table-cell>
              <table:table-cell office:value-type="float" office:value="987210.047545787">
                <text:p>987210.0475457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.2488434314728">
                <text:p>30.2488434314728</text:p>
              </table:table-cell>
              <table:table-cell office:value-type="float" office:value="1017526.34602774">
                <text:p>1017526.346027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.312335729599">
                <text:p>30.312335729599</text:p>
              </table:table-cell>
              <table:table-cell office:value-type="float" office:value="1033700.17997341">
                <text:p>1033700.179973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.3758323192596">
                <text:p>30.3758323192596</text:p>
              </table:table-cell>
              <table:table-cell office:value-type="float" office:value="1033630.31543533">
                <text:p>1033630.315435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.439261674881">
                <text:p>30.439261674881</text:p>
              </table:table-cell>
              <table:table-cell office:value-type="float" office:value="1034725.94600853">
                <text:p>1034725.946008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.5026848316193">
                <text:p>30.5026848316193</text:p>
              </table:table-cell>
              <table:table-cell office:value-type="float" office:value="1034827.07855167">
                <text:p>1034827.078551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.5662145614624">
                <text:p>30.5662145614624</text:p>
              </table:table-cell>
              <table:table-cell office:value-type="float" office:value="1033091.12382582">
                <text:p>1033091.123825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6296594142914">
                <text:p>30.6296594142914</text:p>
              </table:table-cell>
              <table:table-cell office:value-type="float" office:value="1034473.20111083">
                <text:p>1034473.201110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.6930558681488">
                <text:p>30.6930558681488</text:p>
              </table:table-cell>
              <table:table-cell office:value-type="float" office:value="1035262.95252422">
                <text:p>1035262.952524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.7565057277679">
                <text:p>30.7565057277679</text:p>
              </table:table-cell>
              <table:table-cell office:value-type="float" office:value="1034391.57145434">
                <text:p>1034391.571454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.8199865818024">
                <text:p>30.8199865818024</text:p>
              </table:table-cell>
              <table:table-cell office:value-type="float" office:value="1033886.53158966">
                <text:p>1033886.531589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.8834385871887">
                <text:p>30.8834385871887</text:p>
              </table:table-cell>
              <table:table-cell office:value-type="float" office:value="1034356.59125939">
                <text:p>1034356.591259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.946934223175">
                <text:p>30.946934223175</text:p>
              </table:table-cell>
              <table:table-cell office:value-type="float" office:value="1033645.84007209">
                <text:p>1033645.840072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.010390996933">
                <text:p>31.010390996933</text:p>
              </table:table-cell>
              <table:table-cell office:value-type="float" office:value="1034278.86596257">
                <text:p>1034278.865962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.0738396644592">
                <text:p>31.0738396644592</text:p>
              </table:table-cell>
              <table:table-cell office:value-type="float" office:value="1034411.00591832">
                <text:p>1034411.005918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.1373038291931">
                <text:p>31.1373038291931</text:p>
              </table:table-cell>
              <table:table-cell office:value-type="float" office:value="1034158.41483463">
                <text:p>1034158.414834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.2008101940155">
                <text:p>31.2008101940155</text:p>
              </table:table-cell>
              <table:table-cell office:value-type="float" office:value="1033471.21479173">
                <text:p>1033471.214791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.261353969574">
                <text:p>31.261353969574</text:p>
              </table:table-cell>
              <table:table-cell office:value-type="float" office:value="1084042.07360035">
                <text:p>1084042.073600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1.3218591213226">
                <text:p>31.3218591213226</text:p>
              </table:table-cell>
              <table:table-cell office:value-type="float" office:value="1084734.07806066">
                <text:p>1084734.078060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.3823163509369">
                <text:p>31.3823163509369</text:p>
              </table:table-cell>
              <table:table-cell office:value-type="float" office:value="1085593.90529072">
                <text:p>1085593.905290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.442822933197">
                <text:p>31.442822933197</text:p>
              </table:table-cell>
              <table:table-cell office:value-type="float" office:value="1084708.43251124">
                <text:p>1084708.432511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.5032796859741">
                <text:p>31.5032796859741</text:p>
              </table:table-cell>
              <table:table-cell office:value-type="float" office:value="1085602.46763469">
                <text:p>1085602.467634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.5637321472168">
                <text:p>31.5637321472168</text:p>
              </table:table-cell>
              <table:table-cell office:value-type="float" office:value="1085679.53480888">
                <text:p>1085679.534808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.6241502761841">
                <text:p>31.6241502761841</text:p>
              </table:table-cell>
              <table:table-cell office:value-type="float" office:value="1086296.4663394">
                <text:p>1086296.46633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.684520483017">
                <text:p>31.684520483017</text:p>
              </table:table-cell>
              <table:table-cell office:value-type="float" office:value="1087158.77322865">
                <text:p>1087158.773228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.7448863983154">
                <text:p>31.7448863983154</text:p>
              </table:table-cell>
              <table:table-cell office:value-type="float" office:value="1087236.06153409">
                <text:p>1087236.061534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.805267572403">
                <text:p>31.805267572403</text:p>
              </table:table-cell>
              <table:table-cell office:value-type="float" office:value="1086961.30858377">
                <text:p>1086961.308583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.8657722473145">
                <text:p>31.8657722473145</text:p>
              </table:table-cell>
              <table:table-cell office:value-type="float" office:value="1084742.62684662">
                <text:p>1084742.626846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.9262180328369">
                <text:p>31.9262180328369</text:p>
              </table:table-cell>
              <table:table-cell office:value-type="float" office:value="1085799.43883121">
                <text:p>1085799.438831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.9866671562195">
                <text:p>31.9866671562195</text:p>
              </table:table-cell>
              <table:table-cell office:value-type="float" office:value="1085739.48350964">
                <text:p>1085739.483509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.0471873283386">
                <text:p>32.0471873283386</text:p>
              </table:table-cell>
              <table:table-cell office:value-type="float" office:value="1084464.86025843">
                <text:p>1084464.860258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.1076426506042">
                <text:p>32.1076426506042</text:p>
              </table:table-cell>
              <table:table-cell office:value-type="float" office:value="1085628.15547703">
                <text:p>1085628.155477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.1681311130524">
                <text:p>32.1681311130524</text:p>
              </table:table-cell>
              <table:table-cell office:value-type="float" office:value="1085033.36576444">
                <text:p>1085033.365764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5.2375829219818">
                <text:p>45.2375829219818</text:p>
              </table:table-cell>
              <table:table-cell office:value-type="float" office:value="5021.78675582692">
                <text:p>5021.78675582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